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40/Configurations2/accelerator/current.xml"/>
  <manifest:file-entry manifest:media-type="application/vnd.sun.xml.ui.configuration" manifest:full-path="Object 40/Configurations2/"/>
  <manifest:file-entry manifest:media-type="text/xml" manifest:full-path="Object 40/content.xml"/>
  <manifest:file-entry manifest:media-type="text/xml" manifest:full-path="Object 40/settings.xml"/>
  <manifest:file-entry manifest:media-type="application/vnd.oasis.opendocument.formula" manifest:version="1.2" manifest:full-path="Object 40/"/>
  <manifest:file-entry manifest:media-type="" manifest:full-path="Object 41/Configurations2/accelerator/current.xml"/>
  <manifest:file-entry manifest:media-type="application/vnd.sun.xml.ui.configuration" manifest:full-path="Object 41/Configurations2/"/>
  <manifest:file-entry manifest:media-type="text/xml" manifest:full-path="Object 41/content.xml"/>
  <manifest:file-entry manifest:media-type="text/xml" manifest:full-path="Object 41/settings.xml"/>
  <manifest:file-entry manifest:media-type="application/vnd.oasis.opendocument.formula" manifest:version="1.2" manifest:full-path="Object 41/"/>
  <manifest:file-entry manifest:media-type="" manifest:full-path="Object 42/Configurations2/accelerator/current.xml"/>
  <manifest:file-entry manifest:media-type="application/vnd.sun.xml.ui.configuration" manifest:full-path="Object 42/Configurations2/"/>
  <manifest:file-entry manifest:media-type="text/xml" manifest:full-path="Object 42/content.xml"/>
  <manifest:file-entry manifest:media-type="text/xml" manifest:full-path="Object 42/settings.xml"/>
  <manifest:file-entry manifest:media-type="application/vnd.oasis.opendocument.formula" manifest:version="1.2" manifest:full-path="Object 42/"/>
  <manifest:file-entry manifest:media-type="" manifest:full-path="Object 43/Configurations2/accelerator/current.xml"/>
  <manifest:file-entry manifest:media-type="application/vnd.sun.xml.ui.configuration" manifest:full-path="Object 43/Configurations2/"/>
  <manifest:file-entry manifest:media-type="text/xml" manifest:full-path="Object 43/content.xml"/>
  <manifest:file-entry manifest:media-type="text/xml" manifest:full-path="Object 43/settings.xml"/>
  <manifest:file-entry manifest:media-type="application/vnd.oasis.opendocument.formula" manifest:version="1.2" manifest:full-path="Object 43/"/>
  <manifest:file-entry manifest:media-type="" manifest:full-path="Object 44/Configurations2/accelerator/current.xml"/>
  <manifest:file-entry manifest:media-type="application/vnd.sun.xml.ui.configuration" manifest:full-path="Object 44/Configurations2/"/>
  <manifest:file-entry manifest:media-type="text/xml" manifest:full-path="Object 44/content.xml"/>
  <manifest:file-entry manifest:media-type="text/xml" manifest:full-path="Object 44/settings.xml"/>
  <manifest:file-entry manifest:media-type="application/vnd.oasis.opendocument.formula" manifest:version="1.2" manifest:full-path="Object 44/"/>
  <manifest:file-entry manifest:media-type="" manifest:full-path="Object 45/Configurations2/accelerator/current.xml"/>
  <manifest:file-entry manifest:media-type="application/vnd.sun.xml.ui.configuration" manifest:full-path="Object 45/Configurations2/"/>
  <manifest:file-entry manifest:media-type="text/xml" manifest:full-path="Object 45/content.xml"/>
  <manifest:file-entry manifest:media-type="text/xml" manifest:full-path="Object 45/settings.xml"/>
  <manifest:file-entry manifest:media-type="application/vnd.oasis.opendocument.formula" manifest:version="1.2" manifest:full-path="Object 45/"/>
  <manifest:file-entry manifest:media-type="" manifest:full-path="Object 46/Configurations2/accelerator/current.xml"/>
  <manifest:file-entry manifest:media-type="application/vnd.sun.xml.ui.configuration" manifest:full-path="Object 46/Configurations2/"/>
  <manifest:file-entry manifest:media-type="text/xml" manifest:full-path="Object 46/content.xml"/>
  <manifest:file-entry manifest:media-type="text/xml" manifest:full-path="Object 46/settings.xml"/>
  <manifest:file-entry manifest:media-type="application/vnd.oasis.opendocument.formula" manifest:version="1.2" manifest:full-path="Object 46/"/>
  <manifest:file-entry manifest:media-type="" manifest:full-path="Object 47/Configurations2/accelerator/current.xml"/>
  <manifest:file-entry manifest:media-type="application/vnd.sun.xml.ui.configuration" manifest:full-path="Object 47/Configurations2/"/>
  <manifest:file-entry manifest:media-type="text/xml" manifest:full-path="Object 47/content.xml"/>
  <manifest:file-entry manifest:media-type="text/xml" manifest:full-path="Object 47/settings.xml"/>
  <manifest:file-entry manifest:media-type="application/vnd.oasis.opendocument.formula" manifest:version="1.2" manifest:full-path="Object 47/"/>
  <manifest:file-entry manifest:media-type="" manifest:full-path="Object 48/Configurations2/accelerator/current.xml"/>
  <manifest:file-entry manifest:media-type="application/vnd.sun.xml.ui.configuration" manifest:full-path="Object 48/Configurations2/"/>
  <manifest:file-entry manifest:media-type="text/xml" manifest:full-path="Object 48/content.xml"/>
  <manifest:file-entry manifest:media-type="text/xml" manifest:full-path="Object 48/settings.xml"/>
  <manifest:file-entry manifest:media-type="application/vnd.oasis.opendocument.formula" manifest:version="1.2" manifest:full-path="Object 48/"/>
  <manifest:file-entry manifest:media-type="" manifest:full-path="Object 49/Configurations2/accelerator/current.xml"/>
  <manifest:file-entry manifest:media-type="application/vnd.sun.xml.ui.configuration" manifest:full-path="Object 49/Configurations2/"/>
  <manifest:file-entry manifest:media-type="text/xml" manifest:full-path="Object 49/content.xml"/>
  <manifest:file-entry manifest:media-type="text/xml" manifest:full-path="Object 49/settings.xml"/>
  <manifest:file-entry manifest:media-type="application/vnd.oasis.opendocument.formula" manifest:version="1.2" manifest:full-path="Object 49/"/>
  <manifest:file-entry manifest:media-type="application/binary" manifest:full-path="layout-cache"/>
  <manifest:file-entry manifest:media-type="text/xml" manifest:full-path="content.xml"/>
  <manifest:file-entry manifest:media-type="" manifest:full-path="Object 50/Configurations2/accelerator/current.xml"/>
  <manifest:file-entry manifest:media-type="application/vnd.sun.xml.ui.configuration" manifest:full-path="Object 50/Configurations2/"/>
  <manifest:file-entry manifest:media-type="text/xml" manifest:full-path="Object 50/content.xml"/>
  <manifest:file-entry manifest:media-type="text/xml" manifest:full-path="Object 50/settings.xml"/>
  <manifest:file-entry manifest:media-type="application/vnd.oasis.opendocument.formula" manifest:version="1.2" manifest:full-path="Object 50/"/>
  <manifest:file-entry manifest:media-type="" manifest:full-path="Object 51/Configurations2/accelerator/current.xml"/>
  <manifest:file-entry manifest:media-type="application/vnd.sun.xml.ui.configuration" manifest:full-path="Object 51/Configurations2/"/>
  <manifest:file-entry manifest:media-type="text/xml" manifest:full-path="Object 51/content.xml"/>
  <manifest:file-entry manifest:media-type="text/xml" manifest:full-path="Object 51/settings.xml"/>
  <manifest:file-entry manifest:media-type="application/vnd.oasis.opendocument.formula" manifest:version="1.2" manifest:full-path="Object 51/"/>
  <manifest:file-entry manifest:media-type="" manifest:full-path="Object 52/Configurations2/accelerator/current.xml"/>
  <manifest:file-entry manifest:media-type="application/vnd.sun.xml.ui.configuration" manifest:full-path="Object 52/Configurations2/"/>
  <manifest:file-entry manifest:media-type="text/xml" manifest:full-path="Object 52/content.xml"/>
  <manifest:file-entry manifest:media-type="text/xml" manifest:full-path="Object 52/settings.xml"/>
  <manifest:file-entry manifest:media-type="application/vnd.oasis.opendocument.formula" manifest:version="1.2" manifest:full-path="Object 52/"/>
  <manifest:file-entry manifest:media-type="" manifest:full-path="Object 53/Configurations2/accelerator/current.xml"/>
  <manifest:file-entry manifest:media-type="application/vnd.sun.xml.ui.configuration" manifest:full-path="Object 53/Configurations2/"/>
  <manifest:file-entry manifest:media-type="text/xml" manifest:full-path="Object 53/content.xml"/>
  <manifest:file-entry manifest:media-type="text/xml" manifest:full-path="Object 53/settings.xml"/>
  <manifest:file-entry manifest:media-type="application/vnd.oasis.opendocument.formula" manifest:version="1.2" manifest:full-path="Object 53/"/>
  <manifest:file-entry manifest:media-type="" manifest:full-path="Object 54/Configurations2/accelerator/current.xml"/>
  <manifest:file-entry manifest:media-type="application/vnd.sun.xml.ui.configuration" manifest:full-path="Object 54/Configurations2/"/>
  <manifest:file-entry manifest:media-type="text/xml" manifest:full-path="Object 54/content.xml"/>
  <manifest:file-entry manifest:media-type="text/xml" manifest:full-path="Object 54/settings.xml"/>
  <manifest:file-entry manifest:media-type="application/vnd.oasis.opendocument.formula" manifest:version="1.2" manifest:full-path="Object 54/"/>
  <manifest:file-entry manifest:media-type="" manifest:full-path="Object 55/Configurations2/accelerator/current.xml"/>
  <manifest:file-entry manifest:media-type="application/vnd.sun.xml.ui.configuration" manifest:full-path="Object 55/Configurations2/"/>
  <manifest:file-entry manifest:media-type="text/xml" manifest:full-path="Object 55/content.xml"/>
  <manifest:file-entry manifest:media-type="text/xml" manifest:full-path="Object 55/settings.xml"/>
  <manifest:file-entry manifest:media-type="application/vnd.oasis.opendocument.formula" manifest:version="1.2" manifest:full-path="Object 55/"/>
  <manifest:file-entry manifest:media-type="" manifest:full-path="Object 56/Configurations2/accelerator/current.xml"/>
  <manifest:file-entry manifest:media-type="application/vnd.sun.xml.ui.configuration" manifest:full-path="Object 56/Configurations2/"/>
  <manifest:file-entry manifest:media-type="text/xml" manifest:full-path="Object 56/content.xml"/>
  <manifest:file-entry manifest:media-type="text/xml" manifest:full-path="Object 56/settings.xml"/>
  <manifest:file-entry manifest:media-type="application/vnd.oasis.opendocument.formula" manifest:version="1.2" manifest:full-path="Object 56/"/>
  <manifest:file-entry manifest:media-type="" manifest:full-path="Object 57/Configurations2/accelerator/current.xml"/>
  <manifest:file-entry manifest:media-type="application/vnd.sun.xml.ui.configuration" manifest:full-path="Object 57/Configurations2/"/>
  <manifest:file-entry manifest:media-type="text/xml" manifest:full-path="Object 57/content.xml"/>
  <manifest:file-entry manifest:media-type="text/xml" manifest:full-path="Object 57/settings.xml"/>
  <manifest:file-entry manifest:media-type="application/vnd.oasis.opendocument.formula" manifest:version="1.2" manifest:full-path="Object 57/"/>
  <manifest:file-entry manifest:media-type="" manifest:full-path="Object 58/Configurations2/accelerator/current.xml"/>
  <manifest:file-entry manifest:media-type="application/vnd.sun.xml.ui.configuration" manifest:full-path="Object 58/Configurations2/"/>
  <manifest:file-entry manifest:media-type="text/xml" manifest:full-path="Object 58/content.xml"/>
  <manifest:file-entry manifest:media-type="text/xml" manifest:full-path="Object 58/settings.xml"/>
  <manifest:file-entry manifest:media-type="application/vnd.oasis.opendocument.formula" manifest:version="1.2" manifest:full-path="Object 58/"/>
  <manifest:file-entry manifest:media-type="" manifest:full-path="Object 59/Configurations2/accelerator/current.xml"/>
  <manifest:file-entry manifest:media-type="application/vnd.sun.xml.ui.configuration" manifest:full-path="Object 59/Configurations2/"/>
  <manifest:file-entry manifest:media-type="text/xml" manifest:full-path="Object 59/content.xml"/>
  <manifest:file-entry manifest:media-type="text/xml" manifest:full-path="Object 59/settings.xml"/>
  <manifest:file-entry manifest:media-type="application/vnd.oasis.opendocument.formula" manifest:version="1.2" manifest:full-path="Object 59/"/>
  <manifest:file-entry manifest:media-type="application/rdf+xml" manifest:full-path="manifest.rdf"/>
  <manifest:file-entry manifest:media-type="application/x-openoffice-gdimetafile;windows_formatname=&quot;GDIMetaFile&quot;" manifest:full-path="ObjectReplacements/Object 40"/>
  <manifest:file-entry manifest:media-type="application/x-openoffice-gdimetafile;windows_formatname=&quot;GDIMetaFile&quot;" manifest:full-path="ObjectReplacements/Object 41"/>
  <manifest:file-entry manifest:media-type="application/x-openoffice-gdimetafile;windows_formatname=&quot;GDIMetaFile&quot;" manifest:full-path="ObjectReplacements/Object 42"/>
  <manifest:file-entry manifest:media-type="application/x-openoffice-gdimetafile;windows_formatname=&quot;GDIMetaFile&quot;" manifest:full-path="ObjectReplacements/Object 43"/>
  <manifest:file-entry manifest:media-type="application/x-openoffice-gdimetafile;windows_formatname=&quot;GDIMetaFile&quot;" manifest:full-path="ObjectReplacements/Object 44"/>
  <manifest:file-entry manifest:media-type="application/x-openoffice-gdimetafile;windows_formatname=&quot;GDIMetaFile&quot;" manifest:full-path="ObjectReplacements/Object 45"/>
  <manifest:file-entry manifest:media-type="application/x-openoffice-gdimetafile;windows_formatname=&quot;GDIMetaFile&quot;" manifest:full-path="ObjectReplacements/Object 46"/>
  <manifest:file-entry manifest:media-type="application/x-openoffice-gdimetafile;windows_formatname=&quot;GDIMetaFile&quot;" manifest:full-path="ObjectReplacements/Object 47"/>
  <manifest:file-entry manifest:media-type="application/x-openoffice-gdimetafile;windows_formatname=&quot;GDIMetaFile&quot;" manifest:full-path="ObjectReplacements/Object 48"/>
  <manifest:file-entry manifest:media-type="application/x-openoffice-gdimetafile;windows_formatname=&quot;GDIMetaFile&quot;" manifest:full-path="ObjectReplacements/Object 49"/>
  <manifest:file-entry manifest:media-type="application/x-openoffice-gdimetafile;windows_formatname=&quot;GDIMetaFile&quot;" manifest:full-path="ObjectReplacements/Object 50"/>
  <manifest:file-entry manifest:media-type="application/x-openoffice-gdimetafile;windows_formatname=&quot;GDIMetaFile&quot;" manifest:full-path="ObjectReplacements/Object 51"/>
  <manifest:file-entry manifest:media-type="application/x-openoffice-gdimetafile;windows_formatname=&quot;GDIMetaFile&quot;" manifest:full-path="ObjectReplacements/Object 52"/>
  <manifest:file-entry manifest:media-type="application/x-openoffice-gdimetafile;windows_formatname=&quot;GDIMetaFile&quot;" manifest:full-path="ObjectReplacements/Object 53"/>
  <manifest:file-entry manifest:media-type="application/x-openoffice-gdimetafile;windows_formatname=&quot;GDIMetaFile&quot;" manifest:full-path="ObjectReplacements/Object 54"/>
  <manifest:file-entry manifest:media-type="application/x-openoffice-gdimetafile;windows_formatname=&quot;GDIMetaFile&quot;" manifest:full-path="ObjectReplacements/Object 55"/>
  <manifest:file-entry manifest:media-type="application/x-openoffice-gdimetafile;windows_formatname=&quot;GDIMetaFile&quot;" manifest:full-path="ObjectReplacements/Object 56"/>
  <manifest:file-entry manifest:media-type="application/x-openoffice-gdimetafile;windows_formatname=&quot;GDIMetaFile&quot;" manifest:full-path="ObjectReplacements/Object 57"/>
  <manifest:file-entry manifest:media-type="application/x-openoffice-gdimetafile;windows_formatname=&quot;GDIMetaFile&quot;" manifest:full-path="ObjectReplacements/Object 58"/>
  <manifest:file-entry manifest:media-type="application/x-openoffice-gdimetafile;windows_formatname=&quot;GDIMetaFile&quot;" manifest:full-path="ObjectReplacements/Object 59"/>
  <manifest:file-entry manifest:media-type="application/x-openoffice-gdimetafile;windows_formatname=&quot;GDIMetaFile&quot;" manifest:full-path="ObjectReplacements/Object 60"/>
  <manifest:file-entry manifest:media-type="application/x-openoffice-gdimetafile;windows_formatname=&quot;GDIMetaFile&quot;" manifest:full-path="ObjectReplacements/Object 61"/>
  <manifest:file-entry manifest:media-type="application/x-openoffice-gdimetafile;windows_formatname=&quot;GDIMetaFile&quot;" manifest:full-path="ObjectReplacements/Object 62"/>
  <manifest:file-entry manifest:media-type="application/x-openoffice-gdimetafile;windows_formatname=&quot;GDIMetaFile&quot;" manifest:full-path="ObjectReplacements/Object 63"/>
  <manifest:file-entry manifest:media-type="application/x-openoffice-gdimetafile;windows_formatname=&quot;GDIMetaFile&quot;" manifest:full-path="ObjectReplacements/Object 64"/>
  <manifest:file-entry manifest:media-type="application/x-openoffice-gdimetafile;windows_formatname=&quot;GDIMetaFile&quot;" manifest:full-path="ObjectReplacements/Object 65"/>
  <manifest:file-entry manifest:media-type="application/x-openoffice-gdimetafile;windows_formatname=&quot;GDIMetaFile&quot;" manifest:full-path="ObjectReplacements/Object 66"/>
  <manifest:file-entry manifest:media-type="application/x-openoffice-gdimetafile;windows_formatname=&quot;GDIMetaFile&quot;" manifest:full-path="ObjectReplacements/Object 67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68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69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70"/>
  <manifest:file-entry manifest:media-type="application/x-openoffice-gdimetafile;windows_formatname=&quot;GDIMetaFile&quot;" manifest:full-path="ObjectReplacements/Object 71"/>
  <manifest:file-entry manifest:media-type="application/x-openoffice-gdimetafile;windows_formatname=&quot;GDIMetaFile&quot;" manifest:full-path="ObjectReplacements/Object 72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39"/>
  <manifest:file-entry manifest:media-type="" manifest:full-path="Object 60/Configurations2/accelerator/current.xml"/>
  <manifest:file-entry manifest:media-type="application/vnd.sun.xml.ui.configuration" manifest:full-path="Object 60/Configurations2/"/>
  <manifest:file-entry manifest:media-type="text/xml" manifest:full-path="Object 60/content.xml"/>
  <manifest:file-entry manifest:media-type="text/xml" manifest:full-path="Object 60/settings.xml"/>
  <manifest:file-entry manifest:media-type="application/vnd.oasis.opendocument.formula" manifest:version="1.2" manifest:full-path="Object 60/"/>
  <manifest:file-entry manifest:media-type="" manifest:full-path="Object 61/Configurations2/accelerator/current.xml"/>
  <manifest:file-entry manifest:media-type="application/vnd.sun.xml.ui.configuration" manifest:full-path="Object 61/Configurations2/"/>
  <manifest:file-entry manifest:media-type="text/xml" manifest:full-path="Object 61/content.xml"/>
  <manifest:file-entry manifest:media-type="text/xml" manifest:full-path="Object 61/settings.xml"/>
  <manifest:file-entry manifest:media-type="application/vnd.oasis.opendocument.formula" manifest:version="1.2" manifest:full-path="Object 61/"/>
  <manifest:file-entry manifest:media-type="" manifest:full-path="Object 62/Configurations2/accelerator/current.xml"/>
  <manifest:file-entry manifest:media-type="application/vnd.sun.xml.ui.configuration" manifest:full-path="Object 62/Configurations2/"/>
  <manifest:file-entry manifest:media-type="text/xml" manifest:full-path="Object 62/content.xml"/>
  <manifest:file-entry manifest:media-type="text/xml" manifest:full-path="Object 62/settings.xml"/>
  <manifest:file-entry manifest:media-type="application/vnd.oasis.opendocument.formula" manifest:version="1.2" manifest:full-path="Object 62/"/>
  <manifest:file-entry manifest:media-type="" manifest:full-path="Object 63/Configurations2/accelerator/current.xml"/>
  <manifest:file-entry manifest:media-type="application/vnd.sun.xml.ui.configuration" manifest:full-path="Object 63/Configurations2/"/>
  <manifest:file-entry manifest:media-type="text/xml" manifest:full-path="Object 63/content.xml"/>
  <manifest:file-entry manifest:media-type="text/xml" manifest:full-path="Object 63/settings.xml"/>
  <manifest:file-entry manifest:media-type="application/vnd.oasis.opendocument.formula" manifest:version="1.2" manifest:full-path="Object 63/"/>
  <manifest:file-entry manifest:media-type="" manifest:full-path="Object 64/Configurations2/accelerator/current.xml"/>
  <manifest:file-entry manifest:media-type="application/vnd.sun.xml.ui.configuration" manifest:full-path="Object 64/Configurations2/"/>
  <manifest:file-entry manifest:media-type="text/xml" manifest:full-path="Object 64/content.xml"/>
  <manifest:file-entry manifest:media-type="text/xml" manifest:full-path="Object 64/settings.xml"/>
  <manifest:file-entry manifest:media-type="application/vnd.oasis.opendocument.formula" manifest:version="1.2" manifest:full-path="Object 64/"/>
  <manifest:file-entry manifest:media-type="" manifest:full-path="Object 65/Configurations2/accelerator/current.xml"/>
  <manifest:file-entry manifest:media-type="application/vnd.sun.xml.ui.configuration" manifest:full-path="Object 65/Configurations2/"/>
  <manifest:file-entry manifest:media-type="text/xml" manifest:full-path="Object 65/content.xml"/>
  <manifest:file-entry manifest:media-type="text/xml" manifest:full-path="Object 65/settings.xml"/>
  <manifest:file-entry manifest:media-type="application/vnd.oasis.opendocument.formula" manifest:version="1.2" manifest:full-path="Object 65/"/>
  <manifest:file-entry manifest:media-type="" manifest:full-path="Object 66/Configurations2/accelerator/current.xml"/>
  <manifest:file-entry manifest:media-type="application/vnd.sun.xml.ui.configuration" manifest:full-path="Object 66/Configurations2/"/>
  <manifest:file-entry manifest:media-type="text/xml" manifest:full-path="Object 66/content.xml"/>
  <manifest:file-entry manifest:media-type="text/xml" manifest:full-path="Object 66/settings.xml"/>
  <manifest:file-entry manifest:media-type="application/vnd.oasis.opendocument.formula" manifest:version="1.2" manifest:full-path="Object 66/"/>
  <manifest:file-entry manifest:media-type="" manifest:full-path="Object 67/Configurations2/accelerator/current.xml"/>
  <manifest:file-entry manifest:media-type="application/vnd.sun.xml.ui.configuration" manifest:full-path="Object 67/Configurations2/"/>
  <manifest:file-entry manifest:media-type="text/xml" manifest:full-path="Object 67/content.xml"/>
  <manifest:file-entry manifest:media-type="text/xml" manifest:full-path="Object 67/settings.xml"/>
  <manifest:file-entry manifest:media-type="application/vnd.oasis.opendocument.formula" manifest:version="1.2" manifest:full-path="Object 67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68/Configurations2/accelerator/current.xml"/>
  <manifest:file-entry manifest:media-type="application/vnd.sun.xml.ui.configuration" manifest:full-path="Object 68/Configurations2/"/>
  <manifest:file-entry manifest:media-type="text/xml" manifest:full-path="Object 68/content.xml"/>
  <manifest:file-entry manifest:media-type="text/xml" manifest:full-path="Object 68/settings.xml"/>
  <manifest:file-entry manifest:media-type="application/vnd.oasis.opendocument.formula" manifest:version="1.2" manifest:full-path="Object 68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69/Configurations2/accelerator/current.xml"/>
  <manifest:file-entry manifest:media-type="application/vnd.sun.xml.ui.configuration" manifest:full-path="Object 69/Configurations2/"/>
  <manifest:file-entry manifest:media-type="text/xml" manifest:full-path="Object 69/content.xml"/>
  <manifest:file-entry manifest:media-type="text/xml" manifest:full-path="Object 69/settings.xml"/>
  <manifest:file-entry manifest:media-type="application/vnd.oasis.opendocument.formula" manifest:version="1.2" manifest:full-path="Object 69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70/Configurations2/accelerator/current.xml"/>
  <manifest:file-entry manifest:media-type="application/vnd.sun.xml.ui.configuration" manifest:full-path="Object 70/Configurations2/"/>
  <manifest:file-entry manifest:media-type="text/xml" manifest:full-path="Object 70/content.xml"/>
  <manifest:file-entry manifest:media-type="text/xml" manifest:full-path="Object 70/settings.xml"/>
  <manifest:file-entry manifest:media-type="application/vnd.oasis.opendocument.formula" manifest:version="1.2" manifest:full-path="Object 70/"/>
  <manifest:file-entry manifest:media-type="" manifest:full-path="Object 71/Configurations2/accelerator/current.xml"/>
  <manifest:file-entry manifest:media-type="application/vnd.sun.xml.ui.configuration" manifest:full-path="Object 71/Configurations2/"/>
  <manifest:file-entry manifest:media-type="text/xml" manifest:full-path="Object 71/content.xml"/>
  <manifest:file-entry manifest:media-type="text/xml" manifest:full-path="Object 71/settings.xml"/>
  <manifest:file-entry manifest:media-type="application/vnd.oasis.opendocument.formula" manifest:version="1.2" manifest:full-path="Object 71/"/>
  <manifest:file-entry manifest:media-type="" manifest:full-path="Object 72/Configurations2/accelerator/current.xml"/>
  <manifest:file-entry manifest:media-type="application/vnd.sun.xml.ui.configuration" manifest:full-path="Object 72/Configurations2/"/>
  <manifest:file-entry manifest:media-type="text/xml" manifest:full-path="Object 72/content.xml"/>
  <manifest:file-entry manifest:media-type="text/xml" manifest:full-path="Object 72/settings.xml"/>
  <manifest:file-entry manifest:media-type="application/vnd.oasis.opendocument.formula" manifest:version="1.2" manifest:full-path="Object 72/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21/Configurations2/accelerator/current.xml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22/Configurations2/accelerator/current.xml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23/Configurations2/accelerator/current.xml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24/Configurations2/accelerator/current.xml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25/Configurations2/accelerator/current.xml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  <manifest:file-entry manifest:media-type="" manifest:full-path="Object 26/Configurations2/accelerator/current.xml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" manifest:full-path="Object 27/Configurations2/accelerator/current.xml"/>
  <manifest:file-entry manifest:media-type="application/vnd.sun.xml.ui.configuration" manifest:full-path="Object 27/Configurations2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" manifest:full-path="Object 28/Configurations2/accelerator/current.xml"/>
  <manifest:file-entry manifest:media-type="application/vnd.sun.xml.ui.configuration" manifest:full-path="Object 28/Configurations2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" manifest:full-path="Object 29/Configurations2/accelerator/current.xml"/>
  <manifest:file-entry manifest:media-type="application/vnd.sun.xml.ui.configuration" manifest:full-path="Object 29/Configurations2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Object 30/Configurations2/accelerator/current.xml"/>
  <manifest:file-entry manifest:media-type="application/vnd.sun.xml.ui.configuration" manifest:full-path="Object 30/Configurations2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" manifest:full-path="Object 31/Configurations2/accelerator/current.xml"/>
  <manifest:file-entry manifest:media-type="application/vnd.sun.xml.ui.configuration" manifest:full-path="Object 31/Configurations2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version="1.2" manifest:full-path="Object 31/"/>
  <manifest:file-entry manifest:media-type="" manifest:full-path="Object 32/Configurations2/accelerator/current.xml"/>
  <manifest:file-entry manifest:media-type="application/vnd.sun.xml.ui.configuration" manifest:full-path="Object 32/Configurations2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version="1.2" manifest:full-path="Object 32/"/>
  <manifest:file-entry manifest:media-type="text/xml" manifest:full-path="settings.xml"/>
  <manifest:file-entry manifest:media-type="" manifest:full-path="Object 33/Configurations2/accelerator/current.xml"/>
  <manifest:file-entry manifest:media-type="application/vnd.sun.xml.ui.configuration" manifest:full-path="Object 33/Configurations2/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version="1.2" manifest:full-path="Object 33/"/>
  <manifest:file-entry manifest:media-type="" manifest:full-path="Object 34/Configurations2/accelerator/current.xml"/>
  <manifest:file-entry manifest:media-type="application/vnd.sun.xml.ui.configuration" manifest:full-path="Object 34/Configurations2/"/>
  <manifest:file-entry manifest:media-type="text/xml" manifest:full-path="Object 34/content.xml"/>
  <manifest:file-entry manifest:media-type="text/xml" manifest:full-path="Object 34/settings.xml"/>
  <manifest:file-entry manifest:media-type="application/vnd.oasis.opendocument.formula" manifest:version="1.2" manifest:full-path="Object 34/"/>
  <manifest:file-entry manifest:media-type="" manifest:full-path="Object 35/Configurations2/accelerator/current.xml"/>
  <manifest:file-entry manifest:media-type="application/vnd.sun.xml.ui.configuration" manifest:full-path="Object 35/Configurations2/"/>
  <manifest:file-entry manifest:media-type="text/xml" manifest:full-path="Object 35/content.xml"/>
  <manifest:file-entry manifest:media-type="text/xml" manifest:full-path="Object 35/settings.xml"/>
  <manifest:file-entry manifest:media-type="application/vnd.oasis.opendocument.formula" manifest:version="1.2" manifest:full-path="Object 35/"/>
  <manifest:file-entry manifest:media-type="" manifest:full-path="Object 36/Configurations2/accelerator/current.xml"/>
  <manifest:file-entry manifest:media-type="application/vnd.sun.xml.ui.configuration" manifest:full-path="Object 36/Configurations2/"/>
  <manifest:file-entry manifest:media-type="text/xml" manifest:full-path="Object 36/content.xml"/>
  <manifest:file-entry manifest:media-type="text/xml" manifest:full-path="Object 36/settings.xml"/>
  <manifest:file-entry manifest:media-type="application/vnd.oasis.opendocument.formula" manifest:version="1.2" manifest:full-path="Object 36/"/>
  <manifest:file-entry manifest:media-type="" manifest:full-path="Object 37/Configurations2/accelerator/current.xml"/>
  <manifest:file-entry manifest:media-type="application/vnd.sun.xml.ui.configuration" manifest:full-path="Object 37/Configurations2/"/>
  <manifest:file-entry manifest:media-type="text/xml" manifest:full-path="Object 37/content.xml"/>
  <manifest:file-entry manifest:media-type="text/xml" manifest:full-path="Object 37/settings.xml"/>
  <manifest:file-entry manifest:media-type="application/vnd.oasis.opendocument.formula" manifest:version="1.2" manifest:full-path="Object 37/"/>
  <manifest:file-entry manifest:media-type="" manifest:full-path="Object 38/Configurations2/accelerator/current.xml"/>
  <manifest:file-entry manifest:media-type="application/vnd.sun.xml.ui.configuration" manifest:full-path="Object 38/Configurations2/"/>
  <manifest:file-entry manifest:media-type="text/xml" manifest:full-path="Object 38/content.xml"/>
  <manifest:file-entry manifest:media-type="text/xml" manifest:full-path="Object 38/settings.xml"/>
  <manifest:file-entry manifest:media-type="application/vnd.oasis.opendocument.formula" manifest:version="1.2" manifest:full-path="Object 38/"/>
  <manifest:file-entry manifest:media-type="" manifest:full-path="Object 39/Configurations2/accelerator/current.xml"/>
  <manifest:file-entry manifest:media-type="application/vnd.sun.xml.ui.configuration" manifest:full-path="Object 39/Configurations2/"/>
  <manifest:file-entry manifest:media-type="text/xml" manifest:full-path="Object 39/content.xml"/>
  <manifest:file-entry manifest:media-type="text/xml" manifest:full-path="Object 39/settings.xml"/>
  <manifest:file-entry manifest:media-type="application/vnd.oasis.opendocument.formula" manifest:version="1.2" manifest:full-path="Object 39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1pt" style:font-size-asian="11pt" style:font-size-complex="11pt"/>
    </style:style>
    <style:style style:name="P2" style:family="paragraph" style:parent-style-name="Standard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P3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text-properties style:use-window-font-color="true" style:font-name="Times New Roman" fo:font-size="11pt" fo:font-weight="normal" style:font-name-asian="Helvetica" style:font-size-asian="11pt" style:font-weight-asian="normal" style:font-name-complex="Helvetica" style:font-size-complex="11pt" style:font-weight-complex="normal"/>
    </style:style>
    <style:style style:name="P5" style:family="paragraph" style:parent-style-name="Standard">
      <style:paragraph-properties fo:margin-left="0.3299in" fo:margin-right="0in" fo:text-indent="0in" style:auto-text-indent="false"/>
      <style:text-properties style:font-name="Times New Roman" fo:font-size="11pt" style:font-size-asian="11pt" style:font-size-complex="11pt"/>
    </style:style>
    <style:style style:name="P6" style:family="paragraph" style:parent-style-name="Standard">
      <style:paragraph-properties fo:margin-left="0.3299in" fo:margin-right="0in" fo:text-indent="0in" style:auto-text-indent="false"/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margin-left="0.2in" fo:margin-right="0in" fo:text-indent="0in" style:auto-text-indent="false"/>
      <style:text-properties style:use-window-font-color="true" style:font-name="Times New Roman" fo:font-size="11pt" fo:font-weight="normal" style:font-name-asian="Helvetica" style:font-size-asian="11pt" style:font-weight-asian="normal" style:font-name-complex="Helvetica" style:font-size-complex="11pt" style:font-weight-complex="normal"/>
    </style:style>
    <style:style style:name="P8" style:family="paragraph" style:parent-style-name="Standard">
      <style:paragraph-properties fo:margin-left="0.6598in" fo:margin-right="0in" fo:text-indent="0in" style:auto-text-indent="false"/>
      <style:text-properties style:font-name="Times New Roman" fo:font-size="11pt" style:font-size-asian="11pt" style:font-size-complex="11pt"/>
    </style:style>
    <style:style style:name="P9" style:family="paragraph" style:parent-style-name="Standard">
      <style:paragraph-properties fo:margin-left="0.6598in" fo:margin-right="0in" fo:text-indent="0in" style:auto-text-indent="false"/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fo:margin-left="0.6598in" fo:margin-right="0in" fo:text-indent="0in" style:auto-text-indent="fals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11" style:family="paragraph" style:parent-style-name="Standard">
      <style:paragraph-properties fo:margin-left="1in" fo:margin-right="0in" fo:text-indent="0in" style:auto-text-indent="false"/>
      <style:text-properties style:font-name="Times New Roman" fo:font-size="11pt" style:font-size-asian="11pt" style:font-size-complex="11pt"/>
    </style:style>
    <style:style style:name="P12" style:family="paragraph" style:parent-style-name="Standard">
      <style:paragraph-properties fo:margin-left="1in" fo:margin-right="0in" fo:text-indent="0in" style:auto-text-indent="false"/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P13" style:family="paragraph" style:parent-style-name="Standard">
      <style:paragraph-properties fo:margin-left="1in" fo:margin-right="0in" fo:text-indent="0in" style:auto-text-indent="fals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T1" style:family="text">
      <style:text-properties style:use-window-font-color="true" style:font-name-asian="Helvetica" style:font-name-complex="Helvetica"/>
    </style:style>
    <style:style style:name="T2" style:family="text">
      <style:text-properties style:use-window-font-color="true" fo:font-weight="bold" style:font-name-asian="Helvetica" style:font-weight-asian="bold" style:font-name-complex="Helvetica" style:font-weight-complex="bold"/>
    </style:style>
    <style:style style:name="T3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Documento: </text:span><text:span text:style-name="T2">Resumo do Conteúdo da P1</text:span></text:p>
      <text:p text:style-name="P1"><text:span text:style-name="T1">Disciplina: </text:span><text:span text:style-name="T2">ACH2024 - Algoritmos e Estruturas de Dados II</text:span></text:p>
      <text:p text:style-name="P1"><text:span text:style-name="T3">Prof: </text:span><text:span text:style-name="T2">Helton Hideraldo Biscaro</text:span></text:p>
      <text:p text:style-name="P2"/>
      <text:p text:style-name="P4">Histórico:</text:p>
      <text:p text:style-name="P7">versão 1, 01/10/2012, Henrique Leme</text:p>
      <text:p text:style-name="P2"/>
      <text:p text:style-name="P3">Grafos</text:p>
      <text:p text:style-name="P8"/>
      <text:p text:style-name="P5">Existem centenas de problemas recorrentes que podem ser resolvidos com grafos. Vamos ver exemplos de problemas e diversos tipos de algoritmos.</text:p>
      <text:p text:style-name="P5"/>
      <text:p text:style-name="P5">Definições básicas:</text:p>
      <text:p text:style-name="P8"><text:span text:style-name="T4">Grafo (graph):</text:span><text:span text:style-name="T5"> modelo matemático para representar relacionamento entre objetos.</text:span></text:p>
      <text:p text:style-name="P13"><draw:frame draw:style-name="fr1" draw:name="Object3" text:anchor-type="as-char" svg:y="-0.1535in" svg:width="0.8118in" svg:height="0.2016in" draw:z-index="10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8"><text:span text:style-name="T4">Vértices (vertice):</text:span><text:span text:style-name="T5"> são os objetos do relacionamento.</text:span></text:p>
      <text:p text:style-name="P13"><draw:frame draw:style-name="fr1" draw:name="Object1" text:anchor-type="as-char" svg:y="-0.1598in" svg:width="1.0835in" svg:height="0.2307in" draw:z-index="11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p text:style-name="P8"><text:span text:style-name="T4">Arestas (edge):</text:span><text:span text:style-name="T5"> são o relacionamento entre os objetos (vértices).</text:span></text:p>
      <text:p text:style-name="P11"><text:span text:style-name="T5"><draw:frame draw:style-name="fr1" draw:name="Object14" text:anchor-type="as-char" svg:y="-0.1484in" svg:width="1.1283in" svg:height="0.2098in" draw:z-index="12"><draw:object xlink:href="./Object 14" xlink:type="simple" xlink:show="embed" xlink:actuate="onLoad"/><draw:image xlink:href="./ObjectReplacements/Object 14" xlink:type="simple" xlink:show="embed" xlink:actuate="onLoad"/><svg:desc>formula</svg:desc></draw:frame></text:span><text:span text:style-name="T5">onde </text:span><text:span text:style-name="T5"><draw:frame draw:style-name="fr1" draw:name="Object15" text:anchor-type="as-char" svg:y="-0.1535in" svg:width="0.7429in" svg:height="0.2138in" draw:z-index="13"><draw:object xlink:href="./Object 15" xlink:type="simple" xlink:show="embed" xlink:actuate="onLoad"/><draw:image xlink:href="./ObjectReplacements/Object 15" xlink:type="simple" xlink:show="embed" xlink:actuate="onLoad"/><svg:desc>formula</svg:desc></draw:frame></text:span></text:p>
      <text:p text:style-name="P11"><text:span text:style-name="T5"><draw:frame draw:style-name="fr1" draw:name="Object2" text:anchor-type="as-char" svg:y="-0.1646in" svg:width="1.5311in" svg:height="0.2362in" draw:z-index="14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5">ou </text:span><text:span text:style-name="T5"><draw:frame draw:style-name="fr1" draw:name="Object16" text:anchor-type="as-char" svg:y="-0.1717in" svg:width="1.4772in" svg:height="0.2555in" draw:z-index="26"><draw:object xlink:href="./Object 16" xlink:type="simple" xlink:show="embed" xlink:actuate="onLoad"/><draw:image xlink:href="./ObjectReplacements/Object 16" xlink:type="simple" xlink:show="embed" xlink:actuate="onLoad"/><svg:desc>formula</svg:desc></draw:frame></text:span></text:p>
      <text:p text:style-name="P8"><text:span text:style-name="T4">Representação Visual</text:span>: os vértices são pontos e as arestas são linhas, setas ou arcos.</text:p>
      <text:p text:style-name="P8"/>
      <text:p text:style-name="P5">Aplicações:</text:p>
      <text:p text:style-name="P9">Muito utilizado para modelar sistemas reais como por exemplo:</text:p>
      <text:p text:style-name="P12">• redes de distribuição de energia ou telecomunicação</text:p>
      <text:p text:style-name="P12">• malhas viárias</text:p>
      <text:p text:style-name="P12">• circuitos elétricos</text:p>
      <text:p text:style-name="P12">• processos industriais e processos de negócio</text:p>
      <text:p text:style-name="P12">• mapas de rotas aéreas, rodoviárias, etc.</text:p>
      <text:p text:style-name="P12">• coloração de mapas</text:p>
      <text:p text:style-name="P12">• teoria dos jogos</text:p>
      <text:p text:style-name="P5"/>
      <text:p text:style-name="P5">Definições complementares:</text:p>
      <text:p text:style-name="P8"><text:span text:style-name="T4">Ordem:</text:span><text:span text:style-name="T5"> é a cardinalidade do conjunto de vértices</text:span><text:span text:style-name="T5"><draw:frame draw:style-name="fr1" draw:name="Object7" text:anchor-type="as-char" svg:y="-0.1484in" svg:width="0.3165in" svg:height="0.1929in" draw:z-index="0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5">do grafo </text:span><text:span text:style-name="T5"><draw:frame draw:style-name="fr1" draw:name="Object8" text:anchor-type="as-char" svg:y="-0.1484in" svg:width="0.2083in" svg:height="0.1846in" draw:z-index="1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p>
      <text:p text:style-name="P12"><draw:frame draw:style-name="fr1" draw:name="Object4" text:anchor-type="as-char" svg:y="-0.1535in" svg:width="0.8118in" svg:height="0.2016in" draw:z-index="2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12"><draw:frame draw:style-name="fr1" draw:name="Object5" text:anchor-type="as-char" svg:y="-0.1598in" svg:width="1.0835in" svg:height="0.2307in" draw:z-index="3"><draw:object xlink:href="./Object 7" xlink:type="simple" xlink:show="embed" xlink:actuate="onLoad"/><draw:image xlink:href="./ObjectReplacements/Object 7" xlink:type="simple" xlink:show="embed" xlink:actuate="onLoad"/><svg:desc>formula</svg:desc></draw:frame></text:p>
      <text:p text:style-name="P12"><draw:frame draw:style-name="fr1" draw:name="Object6" text:anchor-type="as-char" svg:y="-0.1484in" svg:width="0.5299in" svg:height="0.1929in" draw:z-index="4"><draw:object xlink:href="./Object 8" xlink:type="simple" xlink:show="embed" xlink:actuate="onLoad"/><draw:image xlink:href="./ObjectReplacements/Object 8" xlink:type="simple" xlink:show="embed" xlink:actuate="onLoad"/><svg:desc>formula</svg:desc></draw:frame></text:p>
      <text:p text:style-name="P8"><text:span text:style-name="T4">Número de arestas:</text:span><text:span text:style-name="T5"> é a cardinalidade do conjunto de arestas</text:span><text:span text:style-name="T5"><draw:frame draw:style-name="fr1" draw:name="Object9" text:anchor-type="as-char" svg:y="-0.1484in" svg:width="0.3134in" svg:height="0.1929in" draw:z-index="5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5">do grafo </text:span><text:span text:style-name="T5"><draw:frame draw:style-name="fr1" draw:name="Object10" text:anchor-type="as-char" svg:y="-0.1484in" svg:width="0.2083in" svg:height="0.1846in" draw:z-index="6"><draw:object xlink:href="./Object 10" xlink:type="simple" xlink:show="embed" xlink:actuate="onLoad"/><draw:image xlink:href="./ObjectReplacements/Object 10" xlink:type="simple" xlink:show="embed" xlink:actuate="onLoad"/><svg:desc>formula</svg:desc></draw:frame></text:span></text:p>
      <text:p text:style-name="P12"><draw:frame draw:style-name="fr1" draw:name="Object11" text:anchor-type="as-char" svg:y="-0.1535in" svg:width="0.8118in" svg:height="0.2016in" draw:z-index="7"><draw:object xlink:href="./Object 11" xlink:type="simple" xlink:show="embed" xlink:actuate="onLoad"/><draw:image xlink:href="./ObjectReplacements/Object 11" xlink:type="simple" xlink:show="embed" xlink:actuate="onLoad"/><svg:desc>formula</svg:desc></draw:frame></text:p>
      <text:p text:style-name="P12"><draw:frame draw:style-name="fr1" draw:name="Object12" text:anchor-type="as-char" svg:y="-0.1484in" svg:width="1.1283in" svg:height="0.2098in" draw:z-index="8"><draw:object xlink:href="./Object 12" xlink:type="simple" xlink:show="embed" xlink:actuate="onLoad"/><draw:image xlink:href="./ObjectReplacements/Object 12" xlink:type="simple" xlink:show="embed" xlink:actuate="onLoad"/><svg:desc>formula</svg:desc></draw:frame></text:p>
      <text:p text:style-name="P12"><draw:frame draw:style-name="fr1" draw:name="Object13" text:anchor-type="as-char" svg:y="-0.1484in" svg:width="0.5598in" svg:height="0.1929in" draw:z-index="9"><draw:object xlink:href="./Object 13" xlink:type="simple" xlink:show="embed" xlink:actuate="onLoad"/><draw:image xlink:href="./ObjectReplacements/Object 13" xlink:type="simple" xlink:show="embed" xlink:actuate="onLoad"/><svg:desc>formula</svg:desc></draw:frame></text:p>
      <text:p text:style-name="P8"><text:span text:style-name="T4">Laço:</text:span><text:span text:style-name="T5"> Uma aresta com que inicia e termina no mesmo vértice.</text:span></text:p>
      <text:p text:style-name="P12"><draw:frame draw:style-name="fr1" draw:name="Object17" text:anchor-type="as-char" svg:y="-0.1535in" svg:width="0.6882in" svg:height="0.2016in" draw:z-index="15"><draw:object xlink:href="./Object 17" xlink:type="simple" xlink:show="embed" xlink:actuate="onLoad"/><draw:image xlink:href="./ObjectReplacements/Object 17" xlink:type="simple" xlink:show="embed" xlink:actuate="onLoad"/><svg:desc>formula</svg:desc></draw:frame>tal que <draw:frame draw:style-name="fr1" draw:name="Object18" text:anchor-type="as-char" svg:y="-0.1484in" svg:width="0.398in" svg:height="0.1846in" draw:z-index="16"><draw:object xlink:href="./Object 18" xlink:type="simple" xlink:show="embed" xlink:actuate="onLoad"/><draw:image xlink:href="./ObjectReplacements/Object 18" xlink:type="simple" xlink:show="embed" xlink:actuate="onLoad"/><svg:desc>formula</svg:desc></draw:frame></text:p>
      <text:p text:style-name="P8"><text:span text:style-name="T4">Arestas paralelas:</text:span><text:span text:style-name="T5"> Duas arestas que inicial e termina nos mesmos vértices.</text:span></text:p>
      <text:p text:style-name="P12"><draw:frame draw:style-name="fr1" draw:name="Object19" text:anchor-type="as-char" svg:y="-0.1535in" svg:width="0.7929in" svg:height="0.2138in" draw:z-index="17"><draw:object xlink:href="./Object 19" xlink:type="simple" xlink:show="embed" xlink:actuate="onLoad"/><draw:image xlink:href="./ObjectReplacements/Object 19" xlink:type="simple" xlink:show="embed" xlink:actuate="onLoad"/><svg:desc>formula</svg:desc></draw:frame>tal <draw:frame draw:style-name="fr1" draw:name="Object21" text:anchor-type="as-char" svg:y="-0.1535in" svg:width="0.8043in" svg:height="0.2138in" draw:z-index="18"><draw:object xlink:href="./Object 21" xlink:type="simple" xlink:show="embed" xlink:actuate="onLoad"/><draw:image xlink:href="./ObjectReplacements/Object 21" xlink:type="simple" xlink:show="embed" xlink:actuate="onLoad"/><svg:desc>formula</svg:desc></draw:frame>tal que <draw:frame draw:style-name="fr1" draw:name="Object20" text:anchor-type="as-char" svg:y="-0.1484in" svg:width="0.5055in" svg:height="0.2098in" draw:z-index="19"><draw:object xlink:href="./Object 20" xlink:type="simple" xlink:show="embed" xlink:actuate="onLoad"/><draw:image xlink:href="./ObjectReplacements/Object 20" xlink:type="simple" xlink:show="embed" xlink:actuate="onLoad"/><svg:desc>formula</svg:desc></draw:frame> que <draw:frame draw:style-name="fr1" draw:name="Object22" text:anchor-type="as-char" svg:y="-0.1484in" svg:width="0.4965in" svg:height="0.2098in" draw:z-index="20"><draw:object xlink:href="./Object 22" xlink:type="simple" xlink:show="embed" xlink:actuate="onLoad"/><draw:image xlink:href="./ObjectReplacements/Object 22" xlink:type="simple" xlink:show="embed" xlink:actuate="onLoad"/><svg:desc>formula</svg:desc></draw:frame></text:p>
      <text:p text:style-name="P9"><text:span text:style-name="T4">Grafo simples:</text:span> grafo sem laços ou arestas paralelas.</text:p>
      <text:p text:style-name="P9"><text:span text:style-name="T4">Multigrafo:</text:span> grafo com arestas paralelas porém sem laços.</text:p>
      <text:p text:style-name="P9"><text:span text:style-name="T4">Pseudografo:</text:span> grafo com arestas paralelas e com laços.</text:p>
      <text:p text:style-name="P9"><text:span text:style-name="T4">Vértices adjacentes:</text:span> são dois vértices conectados por uma aresta.</text:p>
      <text:p text:style-name="P9"><text:span text:style-name="T4">Arestas adjacentes:</text:span> são duas arestas que possuem um vértice em comum.</text:p>
      <text:p text:style-name="P9"><text:span text:style-name="T4">Arestas incidente:</text:span> a aresta é incidente a cada um dos vértices conectado por ela.</text:p>
      <text:p text:style-name="P9"><text:span text:style-name="T4">Grafo nulo:</text:span> quando o número de arestas é igual a zero.</text:p>
      <text:p text:style-name="P9"><text:span text:style-name="T4">Grafo completo:</text:span> existe exatamente uma aresta para cada par de vértices distintos.</text:p>
      <text:p text:style-name="P11"><text:soft-page-break/><text:span text:style-name="T5">seja</text:span><text:span text:style-name="T5"><draw:frame draw:style-name="fr1" draw:name="Object23" text:anchor-type="as-char" svg:y="-0.1484in" svg:width="0.5299in" svg:height="0.1929in" draw:z-index="21"><draw:object xlink:href="./Object 23" xlink:type="simple" xlink:show="embed" xlink:actuate="onLoad"/><draw:image xlink:href="./ObjectReplacements/Object 23" xlink:type="simple" xlink:show="embed" xlink:actuate="onLoad"/><svg:desc>formula</svg:desc></draw:frame></text:span><text:span text:style-name="T5">o número de arestas é</text:span><text:span text:style-name="T5"><draw:frame draw:style-name="fr1" draw:name="Object24" text:anchor-type="as-char" svg:y="-0.2807in" svg:width="0.8425in" svg:height="0.4299in" draw:z-index="22"><draw:object xlink:href="./Object 24" xlink:type="simple" xlink:show="embed" xlink:actuate="onLoad"/><draw:image xlink:href="./ObjectReplacements/Object 24" xlink:type="simple" xlink:show="embed" xlink:actuate="onLoad"/><svg:desc>formula</svg:desc></draw:frame></text:span></text:p>
      <text:p text:style-name="P9"><text:span text:style-name="T4">Grafo valorado:</text:span> as areas contém um valor (peso) associado.</text:p>
      <text:p text:style-name="P12"><draw:frame draw:style-name="fr1" draw:name="Object25" text:anchor-type="as-char" svg:y="-0.1535in" svg:width="0.8681in" svg:height="0.2016in" draw:z-index="23"><draw:object xlink:href="./Object 25" xlink:type="simple" xlink:show="embed" xlink:actuate="onLoad"/><draw:image xlink:href="./ObjectReplacements/Object 25" xlink:type="simple" xlink:show="embed" xlink:actuate="onLoad"/><svg:desc>formula</svg:desc></draw:frame>onde <draw:frame draw:style-name="fr1" draw:name="Object26" text:anchor-type="as-char" svg:y="-0.1484in" svg:width="0.1728in" svg:height="0.1846in" draw:z-index="24"><draw:object xlink:href="./Object 26" xlink:type="simple" xlink:show="embed" xlink:actuate="onLoad"/><draw:image xlink:href="./ObjectReplacements/Object 26" xlink:type="simple" xlink:show="embed" xlink:actuate="onLoad"/><svg:desc>formula</svg:desc></draw:frame>é o valor.</text:p>
      <text:p text:style-name="P8"><text:span text:style-name="T4">Grafo direcionado:</text:span><text:span text:style-name="T5"> as areas passa a ser um par ordenado de vértices.</text:span></text:p>
      <text:p text:style-name="P12"><draw:frame draw:style-name="fr1" draw:name="Object29" text:anchor-type="as-char" svg:y="-0.1535in" svg:width="0.7429in" svg:height="0.2138in" draw:z-index="25"><draw:object xlink:href="./Object 29" xlink:type="simple" xlink:show="embed" xlink:actuate="onLoad"/><draw:image xlink:href="./ObjectReplacements/Object 29" xlink:type="simple" xlink:show="embed" xlink:actuate="onLoad"/><svg:desc>formula</svg:desc></draw:frame>sendo <draw:frame draw:style-name="fr1" draw:name="Object27" text:anchor-type="as-char" svg:y="-0.1535in" svg:width="0.5252in" svg:height="0.2138in" draw:z-index="27"><draw:object xlink:href="./Object 27" xlink:type="simple" xlink:show="embed" xlink:actuate="onLoad"/><draw:image xlink:href="./ObjectReplacements/Object 27" xlink:type="simple" xlink:show="embed" xlink:actuate="onLoad"/><svg:desc>formula</svg:desc></draw:frame>diferente de<draw:frame draw:style-name="fr1" draw:name="Object28" text:anchor-type="as-char" svg:y="-0.1535in" svg:width="0.5236in" svg:height="0.2138in" draw:z-index="28"><draw:object xlink:href="./Object 28" xlink:type="simple" xlink:show="embed" xlink:actuate="onLoad"/><draw:image xlink:href="./ObjectReplacements/Object 28" xlink:type="simple" xlink:show="embed" xlink:actuate="onLoad"/></draw:frame></text:p>
      <text:p text:style-name="P8"><text:span text:style-name="T4">Aresta convergente sobre um vértice</text:span><text:span text:style-name="T5">: aresta que sai deste vértice.</text:span></text:p>
      <text:p text:style-name="P8"><text:span text:style-name="T4">Aresta divergente sobre um vértice</text:span><text:span text:style-name="T5">: aresta que chega neste vértice.</text:span></text:p>
      <text:p text:style-name="P8"><text:span text:style-name="T4">Grau de um vértice:</text:span><text:span text:style-name="T5"> número de arestas incidentes.</text:span></text:p>
      <text:p text:style-name="P12"><draw:frame draw:style-name="fr1" draw:name="Object30" text:anchor-type="as-char" svg:y="-0.1535in" svg:width="0.4602in" svg:height="0.2138in" draw:z-index="29"><draw:object xlink:href="./Object 30" xlink:type="simple" xlink:show="embed" xlink:actuate="onLoad"/><draw:image xlink:href="./ObjectReplacements/Object 30" xlink:type="simple" xlink:show="embed" xlink:actuate="onLoad"/><svg:desc>formula</svg:desc></draw:frame></text:p>
      <text:p text:style-name="P8"><text:span text:style-name="T4">Grau de um grafo:</text:span><text:span text:style-name="T5"> soma dos graus de todos os vértices.</text:span></text:p>
      <text:p text:style-name="P12"><draw:frame draw:style-name="fr1" draw:name="Object32" text:anchor-type="as-char" svg:y="-0.1709in" svg:width="1.0898in" svg:height="0.2283in" draw:z-index="30"><draw:object xlink:href="./Object 32" xlink:type="simple" xlink:show="embed" xlink:actuate="onLoad"/><draw:image xlink:href="./ObjectReplacements/Object 32" xlink:type="simple" xlink:show="embed" xlink:actuate="onLoad"/><svg:desc>formula</svg:desc></draw:frame></text:p>
      <text:p text:style-name="P10"/>
      <text:p text:style-name="P6">Definições de caminhos e circuitos:</text:p>
      <text:p text:style-name="P8"><text:span text:style-name="T4">Vértice isolado:</text:span><text:span text:style-name="T5"> vértice de grau zero.</text:span></text:p>
      <text:p text:style-name="P8"><text:span text:style-name="T4">Vértice pendente:</text:span><text:span text:style-name="T5"> vértice de grau 1.</text:span></text:p>
      <text:p text:style-name="P8"><text:span text:style-name="T4">Vértice ímpar:</text:span><text:span text:style-name="T5"> vértice de grau ímpar.</text:span></text:p>
      <text:p text:style-name="P8"><text:span text:style-name="T4">Vértice par:</text:span><text:span text:style-name="T5"> vértice de grau par.</text:span></text:p>
      <text:p text:style-name="P8"><text:span text:style-name="T4">Grafo regular (k-regular):</text:span><text:span text:style-name="T5"> grafo onde todos os vértices tem o mesmo grau (k).</text:span></text:p>
      <text:p text:style-name="P12"><draw:frame draw:style-name="fr1" draw:name="Object31" text:anchor-type="as-char" svg:y="-0.1709in" svg:width="1.0992in" svg:height="0.2283in" draw:z-index="31"><draw:object xlink:href="./Object 31" xlink:type="simple" xlink:show="embed" xlink:actuate="onLoad"/><draw:image xlink:href="./ObjectReplacements/Object 31" xlink:type="simple" xlink:show="embed" xlink:actuate="onLoad"/><svg:desc>formula</svg:desc></draw:frame></text:p>
      <text:p text:style-name="P8"><text:span text:style-name="T4">Grau de saída:</text:span><text:span text:style-name="T5"> é o número de arestas divergente de um vértice</text:span></text:p>
      <text:p text:style-name="P12"><draw:frame draw:style-name="fr1" draw:name="Object37" text:anchor-type="as-char" svg:y="-0.172in" svg:width="0.5102in" svg:height="0.2201in" draw:z-index="35"><draw:object xlink:href="./Object 37" xlink:type="simple" xlink:show="embed" xlink:actuate="onLoad"/><draw:image xlink:href="./ObjectReplacements/Object 37" xlink:type="simple" xlink:show="embed" xlink:actuate="onLoad"/><svg:desc>formula</svg:desc></draw:frame></text:p>
      <text:p text:style-name="P8"><text:span text:style-name="T4">Grau de entrada:</text:span><text:span text:style-name="T5"> é o número de arestas convergentes sobre um vértice.</text:span></text:p>
      <text:p text:style-name="P12"><draw:frame draw:style-name="fr1" draw:name="Object34" text:anchor-type="as-char" svg:y="-0.172in" svg:width="0.5102in" svg:height="0.2201in" draw:z-index="32"><draw:object xlink:href="./Object 34" xlink:type="simple" xlink:show="embed" xlink:actuate="onLoad"/><draw:image xlink:href="./ObjectReplacements/Object 34" xlink:type="simple" xlink:show="embed" xlink:actuate="onLoad"/><svg:desc>formula</svg:desc></draw:frame></text:p>
      <text:p text:style-name="P8"><text:span text:style-name="T4">Fonte:</text:span><text:span text:style-name="T5"> é um vértice que só tem arestas divergentes.</text:span></text:p>
      <text:p text:style-name="P12"><draw:frame draw:style-name="fr1" draw:name="Object35" text:anchor-type="as-char" svg:y="-0.172in" svg:width="0.7311in" svg:height="0.2201in" draw:z-index="33"><draw:object xlink:href="./Object 35" xlink:type="simple" xlink:show="embed" xlink:actuate="onLoad"/><draw:image xlink:href="./ObjectReplacements/Object 35" xlink:type="simple" xlink:show="embed" xlink:actuate="onLoad"/><svg:desc>formula</svg:desc></draw:frame></text:p>
      <text:p text:style-name="P8"><text:span text:style-name="T4">Sumidouro:</text:span><text:span text:style-name="T5"> é um vértice que só tem arestas convergentes.</text:span></text:p>
      <text:p text:style-name="P12"><draw:frame draw:style-name="fr1" draw:name="Object36" text:anchor-type="as-char" svg:y="-0.172in" svg:width="0.7311in" svg:height="0.2201in" draw:z-index="34"><draw:object xlink:href="./Object 36" xlink:type="simple" xlink:show="embed" xlink:actuate="onLoad"/><draw:image xlink:href="./ObjectReplacements/Object 36" xlink:type="simple" xlink:show="embed" xlink:actuate="onLoad"/><svg:desc>formula</svg:desc></draw:frame></text:p>
      <text:p text:style-name="P9"><text:span text:style-name="T4">Grafo bipartido:</text:span> quando os vértices estão divididos em dois grupos e cada áreas tem um vértice de um grupo e o outro do outro grupo.</text:p>
      <text:p text:style-name="P9"><text:span text:style-name="T4">Grafo Npartido:</text:span> cada um dos N subgrafos não tem arestas onde os dois vértices estão dentro do próprio subgrafo.</text:p>
      <text:p text:style-name="P9"><text:span text:style-name="T4">Subgrafo:</text:span> um grafo<draw:frame draw:style-name="fr1" draw:name="Object33" text:anchor-type="as-char" svg:y="-0.1535in" svg:width="1.0193in" svg:height="0.2016in" draw:z-index="36"><draw:object xlink:href="./Object 33" xlink:type="simple" xlink:show="embed" xlink:actuate="onLoad"/><draw:image xlink:href="./ObjectReplacements/Object 33" xlink:type="simple" xlink:show="embed" xlink:actuate="onLoad"/></draw:frame>é subgrafo de<draw:frame draw:style-name="fr1" draw:name="Object38" text:anchor-type="as-char" svg:y="-0.1535in" svg:width="0.8118in" svg:height="0.2016in" draw:z-index="37"><draw:object xlink:href="./Object 38" xlink:type="simple" xlink:show="embed" xlink:actuate="onLoad"/><draw:image xlink:href="./ObjectReplacements/Object 38" xlink:type="simple" xlink:show="embed" xlink:actuate="onLoad"/><svg:desc>formula</svg:desc></draw:frame>quando<draw:frame draw:style-name="fr1" draw:name="Object39" text:anchor-type="as-char" svg:y="-0.1484in" svg:width="0.5465in" svg:height="0.1846in" draw:z-index="38"><draw:object xlink:href="./Object 39" xlink:type="simple" xlink:show="embed" xlink:actuate="onLoad"/><draw:image xlink:href="./ObjectReplacements/Object 39" xlink:type="simple" xlink:show="embed" xlink:actuate="onLoad"/></draw:frame>e <draw:frame draw:style-name="fr1" draw:name="Object40" text:anchor-type="as-char" svg:y="-0.1484in" svg:width="0.5402in" svg:height="0.1846in" draw:z-index="39"><draw:object xlink:href="./Object 40" xlink:type="simple" xlink:show="embed" xlink:actuate="onLoad"/><draw:image xlink:href="./ObjectReplacements/Object 40" xlink:type="simple" xlink:show="embed" xlink:actuate="onLoad"/><svg:desc>formula</svg:desc></draw:frame>.</text:p>
      <text:p text:style-name="P9"><text:span text:style-name="T4">Grafo complementar:</text:span> dois grafos quando eles em os mesmos vértices e o conjunto das suas arestas somadas fazem um grafo completo.</text:p>
      <text:p text:style-name="P8"><text:span text:style-name="T4">Caminho:</text:span><text:span text:style-name="T5"> é uma sequência de vértices e áreas alternados tal que cada aresta é incidente ao nó anterior e ao nó posterior.</text:span></text:p>
      <text:p text:style-name="P12"><draw:frame draw:style-name="fr1" draw:name="Object42" text:anchor-type="as-char" svg:y="-0.1535in" svg:width="2.1244in" svg:height="0.2138in" draw:z-index="40"><draw:object xlink:href="./Object 42" xlink:type="simple" xlink:show="embed" xlink:actuate="onLoad"/><draw:image xlink:href="./ObjectReplacements/Object 42" xlink:type="simple" xlink:show="embed" xlink:actuate="onLoad"/><svg:desc>formula</svg:desc></draw:frame></text:p>
      <text:p text:style-name="P10">Extremidade do caminho:<text:span text:style-name="T5"> são as arestas inicias e finais de um caminho.</text:span></text:p>
      <text:p text:style-name="P10">Caminho fechado:<text:span text:style-name="T5"> é um caminho que inicia e termina no mesmo vertice.</text:span></text:p>
      <text:p text:style-name="P12"><draw:frame draw:style-name="fr1" draw:name="Object43" text:anchor-type="as-char" svg:y="-0.1484in" svg:width="0.5008in" svg:height="0.2098in" draw:z-index="41"><draw:object xlink:href="./Object 43" xlink:type="simple" xlink:show="embed" xlink:actuate="onLoad"/><draw:image xlink:href="./ObjectReplacements/Object 43" xlink:type="simple" xlink:show="embed" xlink:actuate="onLoad"/><svg:desc>formula</svg:desc></draw:frame></text:p>
      <text:p text:style-name="P10">Caminho trivial:<text:span text:style-name="T5"> é um caminho do vértice v para o vértice v (sem arestas).</text:span></text:p>
      <text:p text:style-name="P10">Ciclo:<text:span text:style-name="T5"> é um caminho fechado que tem pelo menos uma aresta.</text:span></text:p>
      <text:p text:style-name="P10">Grafo acíclico:<text:span text:style-name="T5"> Grafo que não tem ciclos.</text:span></text:p>
      <text:p text:style-name="P10">Comprimento do caminho<text:span text:style-name="T5">: Número de arestas percorridas pelo caminho.</text:span></text:p>
      <text:p text:style-name="P10">Caminho simples<text:span text:style-name="T5">: Caminho que não tem vértices repetidos.</text:span></text:p>
      <text:p text:style-name="P10">Circuito<text:span text:style-name="T5">: é um caminho fechado sem arestas repetidas.</text:span></text:p>
      <text:p text:style-name="P10">Circuito simples<text:span text:style-name="T5">: é um ciclo (caminho fechado) sem arestas repetidas.</text:span></text:p>
      <text:p text:style-name="P10">Grafo conexo<text:span text:style-name="T5">: todos os vértices são alcançáveis por um caminho simples a partir de qualquer outro vértice.</text:span></text:p>
      <text:p text:style-name="P10">Componente Conexo<text:span text:style-name="T5">: é o subgrafo conexo de maior tamanho.</text:span></text:p>
      <text:p text:style-name="P10">Grafo fortemente conexo<text:span text:style-name="T5">: é um grafo direcionado onde todos os vértices são alcançáveis por um caminho simples a partir de qualquer outr vértice seguindo a orientação das arestas.</text:span></text:p>
      <text:p text:style-name="P10"><text:soft-page-break/></text:p>
      <text:p text:style-name="P6">Grafo Euleriano e Hamiltoniano:</text:p>
      <text:p text:style-name="P10">Caminho Euleriano:<text:span text:style-name="T5"> é o caminho que percorre cada areas apenas 1 vez.</text:span></text:p>
      <text:p text:style-name="P10">Circuito Euleriano:<text:span text:style-name="T5"> ou grafo Euleriano, é o circuito que passa por todas as arestas exatamente 1 vez. Teorema:</text:span></text:p>
      <text:p text:style-name="P12">• G tem que ser conexo</text:p>
      <text:p text:style-name="P12">• Todo vértice tem que ter grau par.</text:p>
      <text:p text:style-name="P10">Circuito Hamiltoniano<text:span text:style-name="T5">: ou grafo Hamiltoniano, é o circuito que passa por todas os vértices exatamente 1 vez (exceto o final/inicial). Não existe forma polinomial de encontrar um circuito hamiltoniano.</text:span></text:p>
      <text:p text:style-name="P12">Se G tem um circuito Hamiltonano se G tem um subgraf H com a seguite propriedades:</text:p>
      <text:p text:style-name="P12">• H contém todos os vértices de G</text:p>
      <text:p text:style-name="P12">• H é conexo.</text:p>
      <text:p text:style-name="P12">• H tem mesmo número de arestas e vértices.</text:p>
      <text:p text:style-name="P12">• Cada vértice de H tem grau 2.</text:p>
      <text:p text:style-name="P5"/>
      <text:p text:style-name="P5">Problemas e soluções:</text:p>
      <text:p text:style-name="P10">Problema do caixeiro viajante:<text:span text:style-name="T5"> pode ser representado por um grafo valorado, direcionado ou não. O problema é resolvido por um circuito Hamiltoniano com o menor custo.</text:span></text:p>
      <text:p text:style-name="P9"/>
      <text:p text:style-name="P10">Pontes de Konigsberg:<text:span text:style-name="T5"> pode ser representado por um grafo não valorado e não direcionado. O problema teria que resolvido por um circuito Euleriano, porém prova-se que não tem resposta.</text:span></text:p>
      <text:p text:style-name="P9"/>
      <text:p text:style-name="P10">Jogo de Hamilton:<text:span text:style-name="T5"> pode ser representado por um grafo não valorado e não direcionado. O problema pode ser resolvido por um circuito Hamiltoniano.</text:span></text:p>
      <text:p text:style-name="P9"/>
      <text:p text:style-name="P10">Problema do carteiro chinês:<text:span text:style-name="T5"> pode ser representado por um grafo valorado e não direcionado. Duplica-se as arestas de menor custo até que o grafo se transforme em um circuito Euleriano. O problema é resolvido por um circuito Euleriano com o menor custo.</text:span></text:p>
      <text:p text:style-name="P9"/>
      <text:p text:style-name="P9"><text:span text:style-name="T4">Ordenação Topológica:</text:span> A ordenação topológica só funcionam para gráficos DAG (gráficos direcionados e acíclicos). É uma ordenação linear de todos os vértices tal que se o grafo G tem uma aresta orientada (u, v) então, na lista, u aparece antes de v.</text:p>
      <text:p text:style-name="P9"/>
      <text:p text:style-name="P9"><text:span text:style-name="T4">Coloração de grafos:</text:span> Todos os vértices adjacentes tem que ter cores diferentes. A quantidade de cores do grafo é a quantidade de partições necessárias (grafo Npartido). Todo grafo planar admite 4-coloração, ou seja todo grafo planar é quadri-partido.</text:p>
      <text:p text:style-name="P5"/>
      <text:p text:style-name="P5">Isomorfismos de Grafos:</text:p>
      <text:p text:style-name="P9">Os grafos são representados por uma lista de vértices e lista de arestas. Um mesmo grafo pode ter diversas representações gráficas (na forma de um diagrama).</text:p>
      <text:p text:style-name="P9"/>
      <text:p text:style-name="P9"><text:span text:style-name="T4">Propriedade reflexiva:</text:span> um grafo é isomorfo a si próprio.</text:p>
      <text:p text:style-name="P9"><text:span text:style-name="T4">Propriedade simétrica:</text:span> se G é isomorfo a G' então G' é isomorfo a G.</text:p>
      <text:p text:style-name="P9"><text:span text:style-name="T4">Propriedade transitiva:</text:span> se G é isomorfo a G' e G' é isomorfo a G'' então G é isomorfo a G''.</text:p>
      <text:p text:style-name="P5"/>
      <text:p text:style-name="P5">Algoritmos:</text:p>
      <text:p text:style-name="P9"><text:span text:style-name="T4">Busca em largura:</text:span> Percorre todas as arestas do grafo visitando todas as arestas de cada vértice encontrado antes de visitar o vértice oposto de cada aresta. Tem que ter um vetor de vértices visitados para não entrar em loop.</text:p>
      <text:p text:style-name="P9"/>
      <text:p text:style-name="P9"><text:span text:style-name="T4">Busca em profundidade:</text:span> Percorre todas as arestas do grafo visitando o vértice oposto de cada aresta antes de visitar as arestas adjacentes.Tem que ter um vetor de vértices visitados para não entrar em loop.</text:p>
      <text:p text:style-name="P9"/>
      <text:p text:style-name="P9"><text:span text:style-name="T4">Vertice de corte:</text:span> é um vertice, que ao ser removido aumenta o número de componentes conectados. Algoritmo básico com complexidade<draw:frame draw:style-name="fr1" draw:name="Object47" text:anchor-type="as-char" svg:y="-0.1535in" svg:width="0.5598in" svg:height="0.2016in" draw:z-index="45"><draw:object xlink:href="./Object 47" xlink:type="simple" xlink:show="embed" xlink:actuate="onLoad"/><draw:image xlink:href="./ObjectReplacements/Object 47" xlink:type="simple" xlink:show="embed" xlink:actuate="onLoad"/><svg:desc>formula</svg:desc></draw:frame>:</text:p>
      <text:p text:style-name="P12"><text:soft-page-break/>• calcula o número dos componentes conectados.</text:p>
      <text:p text:style-name="P12">• para cada vértice<draw:frame draw:style-name="fr1" draw:name="Object41" text:anchor-type="as-char" svg:y="-0.1484in" svg:width="0.6898in" svg:height="0.1898in" draw:z-index="42"><draw:object xlink:href="./Object 41" xlink:type="simple" xlink:show="embed" xlink:actuate="onLoad"/><draw:image xlink:href="./ObjectReplacements/Object 41" xlink:type="simple" xlink:show="embed" xlink:actuate="onLoad"/><svg:desc>formula</svg:desc></draw:frame></text:p>
      <text:p text:style-name="P12">• remove o vértice <draw:frame draw:style-name="fr1" draw:name="Object44" text:anchor-type="as-char" svg:y="-0.1484in" svg:width="0.1701in" svg:height="0.1846in" draw:z-index="43"><draw:object xlink:href="./Object 44" xlink:type="simple" xlink:show="embed" xlink:actuate="onLoad"/><draw:image xlink:href="./ObjectReplacements/Object 44" xlink:type="simple" xlink:show="embed" xlink:actuate="onLoad"/><svg:desc>formula</svg:desc></draw:frame></text:p>
      <text:p text:style-name="P12">• re-calcula o número dos componentes conectados.</text:p>
      <text:p text:style-name="P9">Algoritmo melhorado:</text:p>
      <text:p text:style-name="P12">• A busca em largura (BFS) pode ser modificada para complexidade<draw:frame draw:style-name="fr1" draw:name="Object45" text:anchor-type="as-char" svg:y="-0.1535in" svg:width="0.7409in" svg:height="0.2016in" draw:z-index="44"><draw:object xlink:href="./Object 45" xlink:type="simple" xlink:show="embed" xlink:actuate="onLoad"/><draw:image xlink:href="./ObjectReplacements/Object 45" xlink:type="simple" xlink:show="embed" xlink:actuate="onLoad"/><svg:desc>formula</svg:desc></draw:frame></text:p>
      <text:p text:style-name="P12"/>
      <text:p text:style-name="P9"><text:span text:style-name="T4">Aresta ponte:</text:span> é uma aresta, que ao ser removida aumenta o número de componentes conectados.</text:p>
      <text:p text:style-name="P12"/>
      <text:p text:style-name="P9"><text:span text:style-name="T4">K-vértice-conexo:</text:span> é um grafo que permanece conexo quando menor que k vértices são removidos do grafo.</text:p>
      <text:p text:style-name="P12"/>
      <text:p text:style-name="P9"><text:span text:style-name="T4">Corte máximo:</text:span> Sobre um grafo valorado, procurar um conjunto de vértices<draw:frame draw:style-name="fr1" draw:name="Object46" text:anchor-type="as-char" svg:y="-0.1484in" svg:width="0.4484in" svg:height="0.1846in" draw:z-index="46"><draw:object xlink:href="./Object 46" xlink:type="simple" xlink:show="embed" xlink:actuate="onLoad"/><draw:image xlink:href="./ObjectReplacements/Object 46" xlink:type="simple" xlink:show="embed" xlink:actuate="onLoad"/><svg:desc>formula</svg:desc></draw:frame>e<draw:frame draw:style-name="fr1" draw:name="Object48" text:anchor-type="as-char" svg:y="-0.172in" svg:width="0.4917in" svg:height="0.2083in" draw:z-index="47"><draw:object xlink:href="./Object 48" xlink:type="simple" xlink:show="embed" xlink:actuate="onLoad"/><draw:image xlink:href="./ObjectReplacements/Object 48" xlink:type="simple" xlink:show="embed" xlink:actuate="onLoad"/><svg:desc>formula</svg:desc></draw:frame>que fazem com que a soma dos valores das arestas incidentes em S e T seja máximo.</text:p>
      <text:p text:style-name="P2"/>
      <text:p text:style-name="P3">Memória secundária</text:p>
      <text:p text:style-name="P8"/>
      <text:p text:style-name="P5">A memória secundária é muito lenta. Precisamos entender um pouco da organização da memória secundária para entender seus gargalos e adotar estratégias para otimizar o seu acesso. O ideal é fazer um único acesso para leitura e/ou um único acesso para gravação. Nem sempre isso é possível, portanto tempos alguns algoritmos úteis para deixar estes acessos o mais próximo do ideal.</text:p>
      <text:p text:style-name="P5"/>
      <text:p text:style-name="P5">Estruturas de dados:</text:p>
      <text:p text:style-name="P9"><text:span text:style-name="T4">Árvore Simples</text:span>: pode ficar desbalanceada e virar uma lista.</text:p>
      <text:p text:style-name="P9"><text:span text:style-name="T4">Árvore AVL</text:span>: acesso razoável O(log n) porém requer um trabalho para se manter balanceada.</text:p>
      <text:p text:style-name="P9"><text:span text:style-name="T4">Árvore B</text:span>: melhor que a AVL porém não fornece ordenação dos dados.</text:p>
      <text:p text:style-name="P9"><text:span text:style-name="T4">Árvore B+</text:span>: tem uma lisa encadeada no nível inferior da árvore B.</text:p>
      <text:p text:style-name="P9"><text:span text:style-name="T4">Hashing</text:span>: recuperação de dados com 1 acesso porém não fornece ordenação.</text:p>
      <text:p text:style-name="P9"><text:span text:style-name="T4">Hashing dinâmico</text:span>: pode ser aplicado a arquivos dinâmicos eficientemente.</text:p>
      <text:p text:style-name="P5"/>
      <text:p text:style-name="P5">Dispositivos físicos de armazenamento:</text:p>
      <text:p text:style-name="P9"><text:span text:style-name="T4">Setor:</text:span> menor porção endereçável de um disco. Historicamente tem 512 bytes.</text:p>
      <text:p text:style-name="P9"><text:span text:style-name="T4">Trilha:</text:span> conjunto de setores que estão acessíveis, em uma única cabeça de leitura sem que haja movimento físico.</text:p>
      <text:p text:style-name="P9"><text:span text:style-name="T4">Cilindor:</text:span> conjunto de trilhas (todas as cabeças de leitura) que estão acessíveis sem que haja movimento físico da cabeça de leitura.</text:p>
      <text:p text:style-name="P9"><text:span text:style-name="T4">Disco:</text:span> conjunto de cilindros.</text:p>
      <text:p text:style-name="P8"><text:span text:style-name="T4">Latência de busca (seek):</text:span> tempo médio de espera para que a cabeça chegue na trilha (seg).</text:p>
      <text:p text:style-name="P8"><text:span text:style-name="T4">Latência de rotação:</text:span> tempo médio de espera para que o início setor chegue até a cabeça (seg).</text:p>
      <text:p text:style-name="P8"><text:span text:style-name="T4">Taxa de transferência:</text:span> tempo médio de transferência de dados em bytes por segundo.</text:p>
      <text:p text:style-name="P8"/>
      <text:p text:style-name="P5">Dispositivos lógico de armazenamento:</text:p>
      <text:p text:style-name="P9"><text:span text:style-name="T4">Setor:</text:span> menor porção lógica endereçável, geralmente do mesmo tamanho que o setor físico.</text:p>
      <text:p text:style-name="P8"><text:span text:style-name="T4">Cluster (blocos):</text:span><text:span text:style-name="T5"> conjunto de setores lógicos adjacentes.</text:span></text:p>
      <text:p text:style-name="P9"><text:span text:style-name="T4">Arquivo:</text:span> conjunto de clusters interligados por uma lista.</text:p>
      <text:p text:style-name="P8"><text:span text:style-name="T4">Extends:</text:span><text:span text:style-name="T5"> é um grupo de clusters consecutivos.</text:span></text:p>
      <text:p text:style-name="P8"><text:span text:style-name="T4">Fator de bloquamento:</text:span> quantidade de setores por bloco.</text:p>
      <text:p text:style-name="P8"/>
      <text:p text:style-name="P5">Tempo de acesso (leitura ou gravação):</text:p>
      <text:p text:style-name="P8">Seja<draw:frame draw:style-name="fr1" draw:name="Object50" text:anchor-type="as-char" svg:y="-0.1484in" svg:width="0.1862in" svg:height="0.1846in" draw:z-index="49"><draw:object xlink:href="./Object 50" xlink:type="simple" xlink:show="embed" xlink:actuate="onLoad"/><draw:image xlink:href="./ObjectReplacements/Object 50" xlink:type="simple" xlink:show="embed" xlink:actuate="onLoad"/><svg:desc>formula</svg:desc></draw:frame>quantidade de dados transferidos em bytes;<draw:frame draw:style-name="fr1" draw:name="Object51" text:anchor-type="as-char" svg:y="-0.1484in" svg:width="0.2055in" svg:height="0.1846in" draw:z-index="50"><draw:object xlink:href="./Object 51" xlink:type="simple" xlink:show="embed" xlink:actuate="onLoad"/><draw:image xlink:href="./ObjectReplacements/Object 51" xlink:type="simple" xlink:show="embed" xlink:actuate="onLoad"/><svg:desc>formula</svg:desc></draw:frame>quantidade de extends;<draw:frame draw:style-name="fr1" draw:name="Object52" text:anchor-type="as-char" svg:y="-0.1484in" svg:width="0.2319in" svg:height="0.2098in" draw:z-index="51"><draw:object xlink:href="./Object 52" xlink:type="simple" xlink:show="embed" xlink:actuate="onLoad"/><draw:image xlink:href="./ObjectReplacements/Object 52" xlink:type="simple" xlink:show="embed" xlink:actuate="onLoad"/><svg:desc>formula</svg:desc></draw:frame>a taxa de transferência em byte / segundo;<draw:frame draw:style-name="fr1" draw:name="Object53" text:anchor-type="as-char" svg:y="-0.1484in" svg:width="0.2346in" svg:height="0.2098in" draw:z-index="52"><draw:object xlink:href="./Object 53" xlink:type="simple" xlink:show="embed" xlink:actuate="onLoad"/><draw:image xlink:href="./ObjectReplacements/Object 53" xlink:type="simple" xlink:show="embed" xlink:actuate="onLoad"/><svg:desc>formula</svg:desc></draw:frame>a latência de busca (seek) em segundos; <draw:frame draw:style-name="fr1" draw:name="Object54" text:anchor-type="as-char" svg:y="-0.1484in" svg:width="0.2362in" svg:height="0.2098in" draw:z-index="53"><draw:object xlink:href="./Object 54" xlink:type="simple" xlink:show="embed" xlink:actuate="onLoad"/><draw:image xlink:href="./ObjectReplacements/Object 54" xlink:type="simple" xlink:show="embed" xlink:actuate="onLoad"/><svg:desc>formula</svg:desc></draw:frame>a latência rotacional em segundos; o resultado é<draw:frame draw:style-name="fr1" draw:name="Object55" text:anchor-type="as-char" svg:y="-0.1484in" svg:width="0.1953in" svg:height="0.1846in" draw:z-index="54"><draw:object xlink:href="./Object 55" xlink:type="simple" xlink:show="embed" xlink:actuate="onLoad"/><draw:image xlink:href="./ObjectReplacements/Object 55" xlink:type="simple" xlink:show="embed" xlink:actuate="onLoad"/><svg:desc>formula</svg:desc></draw:frame>tempo de acesso em segundos;</text:p>
      <text:p text:style-name="P12"><draw:frame draw:style-name="fr1" draw:name="Object49" text:anchor-type="as-char" svg:y="-0.2445in" svg:width="1.3799in" svg:height="0.4189in" draw:z-index="48"><draw:object xlink:href="./Object 49" xlink:type="simple" xlink:show="embed" xlink:actuate="onLoad"/><draw:image xlink:href="./ObjectReplacements/Object 49" xlink:type="simple" xlink:show="embed" xlink:actuate="onLoad"/><svg:desc>formula</svg:desc></draw:frame></text:p>
      <text:p text:style-name="P10"/>
      <text:p text:style-name="P3">Ordenação de Listas Grandes</text:p>
      <text:p text:style-name="P8"><text:soft-page-break/></text:p>
      <text:p text:style-name="P5">A ordenação diretamente na memória secundária seria possível, porém, dado que ela é muito lenta, é bem dispendiosa. Podemos passar os dados para a memória principal, fazer a ordenação e depois devolver para a memória secundária. Porém, se a lista for realmente grande, ela não vai caber totalmente na memória principal. A seguir tem algumas técnicas para ordenar listas grandes.</text:p>
      <text:p text:style-name="P9"/>
      <text:p text:style-name="P5">Key<text:span text:style-name="T5">sort:</text:span></text:p>
      <text:p text:style-name="P9">Não carregar todo o registro para a memória. Ordenar apenas o índice e depois movimentar os registros uma única vez.</text:p>
      <text:p text:style-name="P9"/>
      <text:p text:style-name="P6">Merging (k-vias ou k-ways):</text:p>
      <text:p text:style-name="P9">O arquivo é quebrado e pedaços que caibam na memória. Cada pedaço é ordenado na . Todos os pedaços são intercalados para recompor o arquivo ordenado.</text:p>
      <text:p text:style-name="P9"/>
      <text:p text:style-name="P9"><text:span text:style-name="T4">Fase de ordenação:</text:span> o arquivo é dividido em pedaços que caibam na memória, cada pedaço é ordenado e gravado de volta para disco. Cada execução da fase de ordenação, e o respectivo arquivo em disco, é chama de run (corrida). A ordenação tem a etapa de leitura e a etapa de gravação.</text:p>
      <text:p text:style-name="P8"><text:span text:style-name="T4">Fase de intercalação:</text:span><text:span text:style-name="T5"> cada pedaço é intercalado para gerar o arquivo final ordenado. A intercalação tem a etapa de leitura e a etapa de gravação.</text:span></text:p>
      <text:p text:style-name="P8"><text:span text:style-name="T4">Tabela de custo de Merging:</text:span><text:span text:style-name="T5"> precisamos calcular o custo de cada etapa do processo: leitura da ordenação, gravação da ordenação, leitura da intercalação e gravação da intercalação. Cada etapa tem os tempos de latência de busca (seek), latência de rotação e taxa de transferência.</text:span></text:p>
      <text:p text:style-name="P8"><text:span text:style-name="T4">Multistep Merging:</text:span><text:span text:style-name="T5"> Podemos executar este merging em vários níveis para deixar o processo mais rápido. A fase de leitura de merging é</text:span><text:span text:style-name="T5"><draw:frame draw:style-name="fr1" draw:name="Object56" text:anchor-type="as-char" svg:y="-0.172in" svg:width="0.4909in" svg:height="0.2201in" draw:z-index="55"><draw:object xlink:href="./Object 56" xlink:type="simple" xlink:show="embed" xlink:actuate="onLoad"/><draw:image xlink:href="./ObjectReplacements/Object 56" xlink:type="simple" xlink:show="embed" xlink:actuate="onLoad"/><svg:desc>formula</svg:desc></draw:frame></text:span><text:span text:style-name="T5">e as outras etapas são</text:span><text:span text:style-name="T5"><draw:frame draw:style-name="fr1" draw:name="Object57" text:anchor-type="as-char" svg:y="-0.1535in" svg:width="0.4374in" svg:height="0.2016in" draw:z-index="56"><draw:object xlink:href="./Object 57" xlink:type="simple" xlink:show="embed" xlink:actuate="onLoad"/><draw:image xlink:href="./ObjectReplacements/Object 57" xlink:type="simple" xlink:show="embed" xlink:actuate="onLoad"/><svg:desc>formula</svg:desc></draw:frame></text:span><text:span text:style-name="T5">portanto pode haver um balanceamento com o resto das outras fases para melhorar a performance.</text:span></text:p>
      <text:p text:style-name="P10"/>
      <text:p text:style-name="P9"/>
      <text:p text:style-name="P6">Replacement Selection:</text:p>
      <text:p text:style-name="P9">Outra forma de quebrar o arquivo em pedaços que caibam na memória, porém com menos arquivos intermediários. Faz uso de duas lista ordenadas em memória.</text:p>
      <text:p text:style-name="P9"/>
      <text:p text:style-name="P10">Fase de ordenação:</text:p>
      <text:p text:style-name="P12">a) o arquivo de entrada é lido para a primeira lista ordenada até que a memória fique cheia.</text:p>
      <text:p text:style-name="P12">b) o menor registro da primeira lista em memória é gravado em um arquivo de corrida (run) em disco.</text:p>
      <text:p text:style-name="P12">c) para cada registro gravado mo arquivo de corrida (run), um novo registro é lido da entrada, se for maior que o último registro gravado é colocado na primeira lista se for menor é colocado em uma segunda lista ordenada.</text:p>
      <text:p text:style-name="P12">d) quando a primeira lista ordenada estiver vazia, a lista secundária passa a ser a primária, a lista primária (vazia) passa a ser a secundária e a gravação de saída passa a ser feita em um segundo arquivo de corrida (run).</text:p>
      <text:p text:style-name="P12">e) estes passos são seguidos até que a lista de entrada termine.</text:p>
      <text:p text:style-name="P10">Fase de intercalação:</text:p>
      <text:p text:style-name="P12">f) depois é só fazer o merge dos arquivos de corrida (runs).</text:p>
      <text:p text:style-name="P10"/>
      <text:p text:style-name="P3">Hash</text:p>
      <text:p text:style-name="P8"/>
      <text:p text:style-name="P5">Uma forma mais eficiente de recuperar dados (sem ordenar) é usar algoritmos de hashing. O hashing é uma função que retorna um índice de um vetor a partir de uma chave. Uma vez calculado o hash de uma chave, o acesso, hipotético, é com complexidade<draw:frame draw:style-name="fr1" draw:name="Object60" text:anchor-type="as-char" svg:y="-0.1535in" svg:width="0.4272in" svg:height="0.2016in" draw:z-index="58"><draw:object xlink:href="./Object 60" xlink:type="simple" xlink:show="embed" xlink:actuate="onLoad"/><draw:image xlink:href="./ObjectReplacements/Object 60" xlink:type="simple" xlink:show="embed" xlink:actuate="onLoad"/><svg:desc>formula</svg:desc></draw:frame>.</text:p>
      <text:p text:style-name="P8"/>
      <text:p text:style-name="P5">Definições:</text:p>
      <text:p text:style-name="P8"><text:span text:style-name="T4">Vetor de chaves: </text:span><text:span text:style-name="T5">é um vetor que caibam as chaves de todos os registos.</text:span></text:p>
      <text:p text:style-name="P8"><text:span text:style-name="T4">Tamanho do vetor:</text:span><text:span text:style-name="T4"><draw:frame draw:style-name="fr1" draw:name="Object61" text:anchor-type="as-char" svg:y="-0.1484in" svg:width="0.2402in" svg:height="0.2098in" draw:z-index="59"><draw:object xlink:href="./Object 59" xlink:type="simple" xlink:show="embed" xlink:actuate="onLoad"/><draw:image xlink:href="./ObjectReplacements/Object 59" xlink:type="simple" xlink:show="embed" xlink:actuate="onLoad"/><svg:desc>formula</svg:desc></draw:frame></text:span><text:span text:style-name="T5">é o tamanho do vetor chaves (table size).</text:span></text:p>
      <text:p text:style-name="P8"><text:span text:style-name="T4">Chave:</text:span><text:span text:style-name="T5"><draw:frame draw:style-name="fr1" draw:name="Object59" text:anchor-type="as-char" svg:y="-0.1484in" svg:width="0.161in" svg:height="0.1846in" draw:z-index="60"><draw:object xlink:href="./Object 63" xlink:type="simple" xlink:show="embed" xlink:actuate="onLoad"/><draw:image xlink:href="./ObjectReplacements/Object 63" xlink:type="simple" xlink:show="embed" xlink:actuate="onLoad"/><svg:desc>formula</svg:desc></draw:frame></text:span><text:span text:style-name="T5">chave do registro, sendo que</text:span><text:span text:style-name="T5"><draw:frame draw:style-name="fr1" draw:name="Object63" text:anchor-type="as-char" svg:y="-0.1484in" svg:width="0.4201in" svg:height="0.1846in" draw:z-index="63"><draw:object xlink:href="./Object 64" xlink:type="simple" xlink:show="embed" xlink:actuate="onLoad"/><draw:image xlink:href="./ObjectReplacements/Object 64" xlink:type="simple" xlink:show="embed" xlink:actuate="onLoad"/><svg:desc>formula</svg:desc></draw:frame></text:span><text:span text:style-name="T5">pertence ao conjunto de chaves.</text:span></text:p>
      <text:p text:style-name="P8"><text:soft-page-break/><text:span text:style-name="T4">Índice:</text:span><text:span text:style-name="T5"><draw:frame draw:style-name="fr1" draw:name="Object67" text:anchor-type="as-char" svg:y="-0.1484in" svg:width="0.1339in" svg:height="0.1846in" draw:z-index="62"><draw:object xlink:href="./Object 67" xlink:type="simple" xlink:show="embed" xlink:actuate="onLoad"/><draw:image xlink:href="./ObjectReplacements/Object 67" xlink:type="simple" xlink:show="embed" xlink:actuate="onLoad"/><svg:desc>formula</svg:desc></draw:frame></text:span><text:span text:style-name="T5">índice no vetor de chaves, sendo que</text:span><text:span text:style-name="T5"><draw:frame draw:style-name="fr1" draw:name="Object68" text:anchor-type="as-char" svg:y="-0.1484in" svg:width="0.3575in" svg:height="0.1846in" draw:z-index="64"><draw:object xlink:href="./Object 68" xlink:type="simple" xlink:show="embed" xlink:actuate="onLoad"/><draw:image xlink:href="./ObjectReplacements/Object 68" xlink:type="simple" xlink:show="embed" xlink:actuate="onLoad"/><svg:desc>formula</svg:desc></draw:frame></text:span><text:span text:style-name="T5">pertence ao conjunto de índices.</text:span></text:p>
      <text:p text:style-name="P8"><text:span text:style-name="T4">Função hash:</text:span><text:span text:style-name="T5"> são os objetos do relacionamento.</text:span></text:p>
      <text:p text:style-name="P13"><draw:frame draw:style-name="fr1" draw:name="Object58" text:anchor-type="as-char" svg:y="-0.1484in" svg:width="0.648in" svg:height="0.1846in" draw:z-index="57"><draw:object xlink:href="./Object 58" xlink:type="simple" xlink:show="embed" xlink:actuate="onLoad"/><draw:image xlink:href="./ObjectReplacements/Object 58" xlink:type="simple" xlink:show="embed" xlink:actuate="onLoad"/><svg:desc>formula</svg:desc></draw:frame></text:p>
      <text:p text:style-name="P13"><draw:frame draw:style-name="fr1" draw:name="Object62" text:anchor-type="as-char" svg:y="-0.1535in" svg:width="0.5819in" svg:height="0.2016in" draw:z-index="61"><draw:object xlink:href="./Object 62" xlink:type="simple" xlink:show="embed" xlink:actuate="onLoad"/><draw:image xlink:href="./ObjectReplacements/Object 62" xlink:type="simple" xlink:show="embed" xlink:actuate="onLoad"/><svg:desc>formula</svg:desc></draw:frame></text:p>
      <text:p text:style-name="P8"/>
      <text:p text:style-name="P5">Vantagens e Desvantagens:</text:p>
      <text:p text:style-name="P8"><text:span text:style-name="T4">Vantagens:</text:span><text:span text:style-name="T5"> simplicidade e velocidade.</text:span></text:p>
      <text:p text:style-name="P8"><text:span text:style-name="T4">Desvantagem:</text:span><text:span text:style-name="T5"> a) colisão pois o hash (por definição) não é uma função injetora; b) não ordena; c) desperdiça espaço; d) exige conhecimento da chave e da distribuição.</text:span></text:p>
      <text:p text:style-name="P8"/>
      <text:p text:style-name="P5">Problema de colisão:</text:p>
      <text:p text:style-name="P8"><text:span text:style-name="T4">Colisão: </text:span><text:span text:style-name="T5">como hash, por definição, não é uma função injetora, duas chaves distintas tem alguma chance de ter o mesmo índice hash.</text:span></text:p>
      <text:p text:style-name="P8"><text:span text:style-name="T4">Rehash: </text:span><text:span text:style-name="T5">geramos uma função de rehash para achar um outro índice para esta chave com colisão. Por exemplo, o rehash mais simples, o linear</text:span><text:span text:style-name="T5"><draw:frame draw:style-name="fr1" draw:name="Object66" text:anchor-type="as-char" svg:y="-0.1535in" svg:width="1.2638in" svg:height="0.2016in" draw:z-index="66"><draw:object xlink:href="./Object 66" xlink:type="simple" xlink:show="embed" xlink:actuate="onLoad"/><draw:image xlink:href="./ObjectReplacements/Object 66" xlink:type="simple" xlink:show="embed" xlink:actuate="onLoad"/><svg:desc>formula</svg:desc></draw:frame></text:span><text:span text:style-name="T5">.</text:span></text:p>
      <text:p text:style-name="P8"><text:span text:style-name="T4">Problemas do rehash:</text:span><text:span text:style-name="T5"> o vetor de dados não pode encher (tem que ter pelo menos 1 item vazio). A função de remoção de chave tem que gravar uma marca de item apagado.</text:span></text:p>
      <text:p text:style-name="P8"/>
      <text:p text:style-name="P5">Problema de rehash:</text:p>
      <text:p text:style-name="P8"><text:span text:style-name="T4">Vetor cheio:</text:span><text:span text:style-name="T5"> o vetor de chaves não pode encher (tem que ter pelo menos 1 item vazio). Se ele encher, a rotina de busca para uma chave </text:span></text:p>
      <text:p text:style-name="P8"><text:span text:style-name="T4">Remover chave:</text:span><text:span text:style-name="T5"> A função de remoção de chave tem que gravar uma marca de chave apagada diferente da marca de chave inexistente. Quando uma chave é apagada no meio da lista de colisão, recebe uma marca de apagado para que as chaves seguintes na lista de colisão possam ser encontradas.</text:span></text:p>
      <text:p text:style-name="P8"/>
      <text:p text:style-name="P5">Aglomeração primária:</text:p>
      <text:p text:style-name="P8"><text:span text:style-name="T4">Probabilidade do índice:</text:span><text:span text:style-name="T5"> inicialmente, a probabilidade de um índice ser selecionado é igual para todas as posições</text:span><text:span text:style-name="T5"><draw:frame draw:style-name="fr1" draw:name="Object64" text:anchor-type="as-char" svg:y="-0.2445in" svg:width="0.6799in" svg:height="0.3937in" draw:z-index="65"><draw:object xlink:href="./Object 61" xlink:type="simple" xlink:show="embed" xlink:actuate="onLoad"/><draw:image xlink:href="./ObjectReplacements/Object 61" xlink:type="simple" xlink:show="embed" xlink:actuate="onLoad"/><svg:desc>formula</svg:desc></draw:frame></text:span><text:span text:style-name="T5">.</text:span></text:p>
      <text:p text:style-name="P8"><text:span text:style-name="T4">Aglomeração primária:</text:span><text:span text:style-name="T5"> depois que uma chave é colocada, a probalidade de alguns índices passam a ser maiores quando eles são a próxima chave vazia em uma lista de colisões. O rehash linear gera uma aglomeração primária bem grande.</text:span></text:p>
      <text:p text:style-name="P8"/>
      <text:p text:style-name="P5">Eficiência do hash:</text:p>
      <text:p text:style-name="P10">Load factor:<text:span text:style-name="T5"> </text:span><text:span text:style-name="T5"><draw:frame draw:style-name="fr1" draw:name="Object69" text:anchor-type="as-char" svg:y="-0.2445in" svg:width="0.5984in" svg:height="0.4189in" draw:z-index="67"><draw:object xlink:href="./Object 69" xlink:type="simple" xlink:show="embed" xlink:actuate="onLoad"/><draw:image xlink:href="./ObjectReplacements/Object 69" xlink:type="simple" xlink:show="embed" xlink:actuate="onLoad"/><svg:desc>formula</svg:desc></draw:frame></text:span></text:p>
      <text:p text:style-name="P10">Probe success:<text:span text:style-name="T5"> </text:span><text:span text:style-name="T5"><draw:frame draw:style-name="fr1" draw:name="Object70" text:anchor-type="as-char" svg:y="-0.2736in" svg:width="1.1681in" svg:height="0.452in" draw:z-index="68"><draw:object xlink:href="./Object 70" xlink:type="simple" xlink:show="embed" xlink:actuate="onLoad"/><draw:image xlink:href="./ObjectReplacements/Object 70" xlink:type="simple" xlink:show="embed" xlink:actuate="onLoad"/><svg:desc>formula</svg:desc></draw:frame></text:span></text:p>
      <text:p text:style-name="P10">Probe fail:<text:span text:style-name="T5"> </text:span><text:span text:style-name="T5"><draw:frame draw:style-name="fr1" draw:name="Object71" text:anchor-type="as-char" svg:y="-0.2445in" svg:width="1.5272in" svg:height="0.4425in" draw:z-index="69"><draw:object xlink:href="./Object 71" xlink:type="simple" xlink:show="embed" xlink:actuate="onLoad"/><draw:image xlink:href="./ObjectReplacements/Object 71" xlink:type="simple" xlink:show="embed" xlink:actuate="onLoad"/><svg:desc>formula</svg:desc></draw:frame></text:span></text:p>
      <text:p text:style-name="P8"/>
      <text:p text:style-name="P5">Solução para aglomeração primária:</text:p>
      <text:p text:style-name="P10">Tabela de permutação:<text:span text:style-name="T5"> fazer uma tabela de permutação que faz o papel do rehash.</text:span></text:p>
      <text:p text:style-name="P10">Rehash com dois parâmetros:<text:span text:style-name="T5"> por exemplo: </text:span><text:span text:style-name="T5"><draw:frame draw:style-name="fr1" draw:name="Object65" text:anchor-type="as-char" svg:y="-0.1634in" svg:width="1.7957in" svg:height="0.211in" draw:z-index="70"><draw:object xlink:href="./Object 65" xlink:type="simple" xlink:show="embed" xlink:actuate="onLoad"/><draw:image xlink:href="./ObjectReplacements/Object 65" xlink:type="simple" xlink:show="embed" xlink:actuate="onLoad"/><svg:desc>formula</svg:desc></draw:frame></text:span><text:span text:style-name="T5">. Porém gera uma aglomeração secundária.</text:span></text:p>
      <text:p text:style-name="P10">Novo rehash<text:span text:style-name="T5">: várias rotinas diferentes para rehash().</text:span></text:p>
      <text:p text:style-name="P10">Split:<text:span text:style-name="T5"> duas rotinas lineares de rehash com duas constantes distintas. Só na primeira colisão, </text:span><text:span text:style-name="T5"><draw:frame draw:style-name="fr1" draw:name="Object72" text:anchor-type="as-char" svg:y="-0.1535in" svg:width="0.6374in" svg:height="0.2016in" draw:z-index="71"><draw:object xlink:href="./Object 72" xlink:type="simple" xlink:show="embed" xlink:actuate="onLoad"/><draw:image xlink:href="./ObjectReplacements/Object 72" xlink:type="simple" xlink:show="embed" xlink:actuate="onLoad"/><svg:desc>formula</svg:desc></draw:frame></text:span><text:span text:style-name="T5">usa a primeira constante, senão usa a segunda constante. O problema é remover uma chave que é a primeira na lista de colisões, não sabemos de devemos usar a constante 1 ou 2.</text:span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imes" style:family="paragraph" style:parent-style-name="Standard"/>
    <style:style style:name="Numbering_20_Symbols" style:display-name="Numbering Symbols" style:family="text"/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15T23:08:19</meta:creation-date>
    <meta:generator>OpenOffice.org/3.4.1$Unix OpenOffice.org_project/341m1$Build-9593</meta:generator>
    <dc:date>2012-10-01T15:24:00</dc:date>
    <meta:editing-duration>PT22H47M39S</meta:editing-duration>
    <meta:editing-cycles>183</meta:editing-cycles>
    <meta:document-statistic meta:table-count="0" meta:image-count="0" meta:object-count="72" meta:page-count="6" meta:paragraph-count="205" meta:word-count="2486" meta:character-count="14947"/>
  </office:meta>
</office:document-meta>
</file>

<file path=Object 1/content.xml><?xml version="1.0" encoding="utf-8"?>
<math xmlns="http://www.w3.org/1998/Math/MathML">
  <semantics>
    <mrow>
      <mrow>
        <mi>V</mi>
        <mo stretchy="false">=</mo>
        <mfenced open="{" close="}">
          <mrow>
            <msub>
              <mi>v</mi>
              <mn>1,</mn>
            </msub>
            <msub>
              <mi>v</mi>
              <mn>2,</mn>
            </msub>
            <mn>...</mn>
            <msub>
              <mi>v</mi>
              <mi>n</mi>
            </msub>
          </mrow>
        </mfenced>
      </mrow>
    </mrow>
    <annotation encoding="StarMath 5.0">V=left lbrace v_1, v_2, ...v_n right rbrace</annotation>
  </semantics>
</math>
</file>

<file path=Object 10/content.xml><?xml version="1.0" encoding="utf-8"?>
<math xmlns="http://www.w3.org/1998/Math/MathML">
  <semantics>
    <mrow>
      <mi>G</mi>
    </mrow>
    <annotation encoding="StarMath 5.0">G</annotation>
  </semantics>
</math>
</file>

<file path=Object 11/content.xml><?xml version="1.0" encoding="utf-8"?>
<math xmlns="http://www.w3.org/1998/Math/MathML">
  <semantics>
    <mrow>
      <mrow>
        <mi>G</mi>
        <mo stretchy="false">=</mo>
        <mrow>
          <mo stretchy="false">(</mo>
          <mrow>
            <mi>V</mi>
            <mi>,</mi>
            <mi>E</mi>
          </mrow>
          <mo stretchy="false">)</mo>
        </mrow>
      </mrow>
    </mrow>
    <annotation encoding="StarMath 5.0">G=(V, E)</annotation>
  </semantics>
</math>
</file>

<file path=Object 12/content.xml><?xml version="1.0" encoding="utf-8"?>
<math xmlns="http://www.w3.org/1998/Math/MathML">
  <semantics>
    <mrow>
      <mrow>
        <mi>E</mi>
        <mo stretchy="false">=</mo>
        <mrow>
          <mo stretchy="false">{</mo>
          <mrow>
            <msub>
              <mi>e</mi>
              <mn>1,</mn>
            </msub>
            <msub>
              <mi>e</mi>
              <mn>2,</mn>
            </msub>
            <mn>...</mn>
            <msub>
              <mi>e</mi>
              <mi>m</mi>
            </msub>
          </mrow>
          <mo stretchy="false">}</mo>
        </mrow>
      </mrow>
    </mrow>
    <annotation encoding="StarMath 5.0">E=lbrace e_1, e_2, ...e_m rbrace</annotation>
  </semantics>
</math>
</file>

<file path=Object 13/content.xml><?xml version="1.0" encoding="utf-8"?>
<math xmlns="http://www.w3.org/1998/Math/MathML">
  <semantics>
    <mrow>
      <mrow>
        <mrow>
          <mo stretchy="false">∣</mo>
          <mrow>
            <mi>E</mi>
          </mrow>
          <mo stretchy="false">∣</mo>
        </mrow>
        <mo stretchy="false">=</mo>
        <mi>m</mi>
      </mrow>
    </mrow>
    <annotation encoding="StarMath 5.0">lline E rline = m</annotation>
  </semantics>
</math>
</file>

<file path=Object 14/content.xml><?xml version="1.0" encoding="utf-8"?>
<math xmlns="http://www.w3.org/1998/Math/MathML">
  <semantics>
    <mrow>
      <mrow>
        <mi>E</mi>
        <mo stretchy="false">=</mo>
        <mrow>
          <mo stretchy="false">{</mo>
          <mrow>
            <msub>
              <mi>e</mi>
              <mn>1,</mn>
            </msub>
            <msub>
              <mi>e</mi>
              <mn>2,</mn>
            </msub>
            <mn>...</mn>
            <msub>
              <mi>e</mi>
              <mi>m</mi>
            </msub>
          </mrow>
          <mo stretchy="false">}</mo>
        </mrow>
      </mrow>
    </mrow>
    <annotation encoding="StarMath 5.0">E=lbrace e_1, e_2, ...e_m rbrace</annotation>
  </semantics>
</math>
</file>

<file path=Object 15/content.xml><?xml version="1.0" encoding="utf-8"?>
<math xmlns="http://www.w3.org/1998/Math/MathML">
  <semantics>
    <mrow>
      <mrow>
        <mi>e</mi>
        <mo stretchy="false">=</mo>
        <mrow>
          <mo stretchy="false">(</mo>
          <mrow>
            <msub>
              <mi>v</mi>
              <mn>1,</mn>
            </msub>
            <msub>
              <mi>v</mi>
              <mn>2</mn>
            </msub>
          </mrow>
          <mo stretchy="false">)</mo>
        </mrow>
      </mrow>
    </mrow>
    <annotation encoding="StarMath 5.0">e=(v_1, v_2)</annotation>
  </semantics>
</math>
</file>

<file path=Object 16/content.xml><?xml version="1.0" encoding="utf-8"?>
<math xmlns="http://www.w3.org/1998/Math/MathML">
  <semantics>
    <mrow>
      <mrow>
        <mi>E</mi>
        <mo stretchy="false">=</mo>
        <mfenced open="{" close="}">
          <mrow>
            <mfenced open="{" close="}">
              <mrow>
                <msub>
                  <mi>v</mi>
                  <mn>1,</mn>
                </msub>
                <msub>
                  <mi>v</mi>
                  <mn>2</mn>
                </msub>
              </mrow>
            </mfenced>
            <mi>,</mi>
            <mfenced open="{" close="}">
              <mrow>
                <msub>
                  <mi>v</mi>
                  <mn>1,</mn>
                </msub>
                <msub>
                  <mi>v</mi>
                  <mn>5</mn>
                </msub>
              </mrow>
            </mfenced>
            <mn>...</mn>
          </mrow>
        </mfenced>
      </mrow>
    </mrow>
    <annotation encoding="StarMath 5.0">E=left lbrace left lbrace v_1, v_2 right rbrace, left lbrace v_1, v_5 right rbrace ... right rbrace</annotation>
  </semantics>
</math>
</file>

<file path=Object 17/content.xml><?xml version="1.0" encoding="utf-8"?>
<math xmlns="http://www.w3.org/1998/Math/MathML">
  <semantics>
    <mrow>
      <mrow>
        <mi>e</mi>
        <mo stretchy="false">=</mo>
        <mrow>
          <mo stretchy="false">(</mo>
          <mrow>
            <mi>u</mi>
            <mi>,</mi>
            <mi>v</mi>
          </mrow>
          <mo stretchy="false">)</mo>
        </mrow>
      </mrow>
    </mrow>
    <annotation encoding="StarMath 5.0">e=(u,v)</annotation>
  </semantics>
</math>
</file>

<file path=Object 18/content.xml><?xml version="1.0" encoding="utf-8"?>
<math xmlns="http://www.w3.org/1998/Math/MathML">
  <semantics>
    <mrow>
      <mrow>
        <mi>u</mi>
        <mo stretchy="false">=</mo>
        <mi>v</mi>
      </mrow>
    </mrow>
    <annotation encoding="StarMath 5.0">u=v</annotation>
  </semantics>
</math>
</file>

<file path=Object 19/content.xml><?xml version="1.0" encoding="utf-8"?>
<math xmlns="http://www.w3.org/1998/Math/MathML">
  <semantics>
    <mrow>
      <mrow>
        <msub>
          <mi>e</mi>
          <mn>1</mn>
        </msub>
        <mo stretchy="false">=</mo>
        <mrow>
          <mo stretchy="false">(</mo>
          <mrow>
            <msub>
              <mi>u</mi>
              <mn>1,</mn>
            </msub>
            <msub>
              <mi>v</mi>
              <mn>1</mn>
            </msub>
          </mrow>
          <mo stretchy="false">)</mo>
        </mrow>
      </mrow>
    </mrow>
    <annotation encoding="StarMath 5.0">e_1=(u_1,v_1)</annotation>
  </semantics>
</math>
</file>

<file path=Object 2/content.xml><?xml version="1.0" encoding="utf-8"?>
<math xmlns="http://www.w3.org/1998/Math/MathML">
  <semantics>
    <mrow>
      <mrow>
        <mi>E</mi>
        <mo stretchy="false">=</mo>
        <mfenced open="{" close="}">
          <mrow>
            <mrow>
              <mo stretchy="false">(</mo>
              <mrow>
                <msub>
                  <mi>v</mi>
                  <mn>1,</mn>
                </msub>
                <msub>
                  <mi>v</mi>
                  <mn>2</mn>
                </msub>
              </mrow>
              <mo stretchy="false">)</mo>
            </mrow>
            <mi>,</mi>
            <mrow>
              <mo stretchy="false">(</mo>
              <mrow>
                <msub>
                  <mi>v</mi>
                  <mn>1,</mn>
                </msub>
                <msub>
                  <mi>v</mi>
                  <mn>5</mn>
                </msub>
              </mrow>
              <mo stretchy="false">)</mo>
            </mrow>
            <mn>...</mn>
          </mrow>
        </mfenced>
      </mrow>
    </mrow>
    <annotation encoding="StarMath 5.0">E=left lbrace (v_1, v_2), (v_1, v_5)... right rbrace</annotation>
  </semantics>
</math>
</file>

<file path=Object 20/content.xml><?xml version="1.0" encoding="utf-8"?>
<math xmlns="http://www.w3.org/1998/Math/MathML">
  <semantics>
    <mrow>
      <mrow>
        <msub>
          <mi>u</mi>
          <mn>1</mn>
        </msub>
        <mo stretchy="false">=</mo>
        <msub>
          <mi>u</mi>
          <mn>2</mn>
        </msub>
      </mrow>
    </mrow>
    <annotation encoding="StarMath 5.0">u_1=u_2</annotation>
  </semantics>
</math>
</file>

<file path=Object 21/content.xml><?xml version="1.0" encoding="utf-8"?>
<math xmlns="http://www.w3.org/1998/Math/MathML">
  <semantics>
    <mrow>
      <mrow>
        <msub>
          <mi>e</mi>
          <mn>2</mn>
        </msub>
        <mo stretchy="false">=</mo>
        <mrow>
          <mo stretchy="false">(</mo>
          <mrow>
            <msub>
              <mi>u</mi>
              <mn>2,</mn>
            </msub>
            <msub>
              <mi>v</mi>
              <mn>2</mn>
            </msub>
          </mrow>
          <mo stretchy="false">)</mo>
        </mrow>
      </mrow>
    </mrow>
    <annotation encoding="StarMath 5.0">e_2=(u_2,v_2)</annotation>
  </semantics>
</math>
</file>

<file path=Object 22/content.xml><?xml version="1.0" encoding="utf-8"?>
<math xmlns="http://www.w3.org/1998/Math/MathML">
  <semantics>
    <mrow>
      <mrow>
        <msub>
          <mi>v</mi>
          <mn>1</mn>
        </msub>
        <mo stretchy="false">=</mo>
        <msub>
          <mi>v</mi>
          <mn>2</mn>
        </msub>
      </mrow>
    </mrow>
    <annotation encoding="StarMath 5.0">v_1=v_2</annotation>
  </semantics>
</math>
</file>

<file path=Object 23/content.xml><?xml version="1.0" encoding="utf-8"?>
<math xmlns="http://www.w3.org/1998/Math/MathML">
  <semantics>
    <mrow>
      <mrow>
        <mrow>
          <mo stretchy="false">∣</mo>
          <mrow>
            <mi>V</mi>
          </mrow>
          <mo stretchy="false">∣</mo>
        </mrow>
        <mo stretchy="false">=</mo>
        <mi>n</mi>
      </mrow>
    </mrow>
    <annotation encoding="StarMath 5.0">lline V rline = n</annotation>
  </semantics>
</math>
</file>

<file path=Object 24/content.xml><?xml version="1.0" encoding="utf-8"?>
<math xmlns="http://www.w3.org/1998/Math/MathML">
  <semantics>
    <mrow>
      <mrow>
        <mi>x</mi>
        <mo stretchy="false">=</mo>
        <mfrac>
          <mrow>
            <mo stretchy="false">(</mo>
            <mrow>
              <mrow>
                <msup>
                  <mi>n</mi>
                  <mn>2</mn>
                </msup>
                <mo stretchy="false">−</mo>
                <mi>n</mi>
              </mrow>
            </mrow>
            <mo stretchy="false">)</mo>
          </mrow>
          <mn>2</mn>
        </mfrac>
      </mrow>
    </mrow>
    <annotation encoding="StarMath 5.0">x=(n^2-n) over 2 </annotation>
  </semantics>
</math>
</file>

<file path=Object 25/content.xml><?xml version="1.0" encoding="utf-8"?>
<math xmlns="http://www.w3.org/1998/Math/MathML">
  <semantics>
    <mrow>
      <mrow>
        <mi>e</mi>
        <mo stretchy="false">=</mo>
        <mrow>
          <mo stretchy="false">(</mo>
          <mrow>
            <mi>u</mi>
            <mi>,</mi>
            <mi>v</mi>
            <mi>,</mi>
            <mi>x</mi>
          </mrow>
          <mo stretchy="false">)</mo>
        </mrow>
      </mrow>
    </mrow>
    <annotation encoding="StarMath 5.0">e=(u,v,x)</annotation>
  </semantics>
</math>
</file>

<file path=Object 26/content.xml><?xml version="1.0" encoding="utf-8"?>
<math xmlns="http://www.w3.org/1998/Math/MathML">
  <semantics>
    <mrow>
      <mi>x</mi>
    </mrow>
    <annotation encoding="StarMath 5.0">x</annotation>
  </semantics>
</math>
</file>

<file path=Object 27/content.xml><?xml version="1.0" encoding="utf-8"?>
<math xmlns="http://www.w3.org/1998/Math/MathML">
  <semantics>
    <mrow>
      <mrow>
        <mo stretchy="false">(</mo>
        <mrow>
          <msub>
            <mi>v</mi>
            <mn>1,</mn>
          </msub>
          <msub>
            <mi>v</mi>
            <mn>2</mn>
          </msub>
        </mrow>
        <mo stretchy="false">)</mo>
      </mrow>
    </mrow>
    <annotation encoding="StarMath 5.0">(v_1, v_2)</annotation>
  </semantics>
</math>
</file>

<file path=Object 28/content.xml><?xml version="1.0" encoding="utf-8"?>
<math xmlns="http://www.w3.org/1998/Math/MathML">
  <semantics>
    <mrow>
      <mrow>
        <mo stretchy="false">(</mo>
        <mrow>
          <msub>
            <mi>v</mi>
            <mn>2,</mn>
          </msub>
          <msub>
            <mi>v</mi>
            <mn>1</mn>
          </msub>
        </mrow>
        <mo stretchy="false">)</mo>
      </mrow>
    </mrow>
    <annotation encoding="StarMath 5.0">(v_2, v_1)</annotation>
  </semantics>
</math>
</file>

<file path=Object 29/content.xml><?xml version="1.0" encoding="utf-8"?>
<math xmlns="http://www.w3.org/1998/Math/MathML">
  <semantics>
    <mrow>
      <mrow>
        <mi>e</mi>
        <mo stretchy="false">=</mo>
        <mrow>
          <mo stretchy="false">(</mo>
          <mrow>
            <msub>
              <mi>v</mi>
              <mn>1,</mn>
            </msub>
            <msub>
              <mi>v</mi>
              <mn>2</mn>
            </msub>
          </mrow>
          <mo stretchy="false">)</mo>
        </mrow>
      </mrow>
    </mrow>
    <annotation encoding="StarMath 5.0">e=(v_1, v_2)</annotation>
  </semantics>
</math>
</file>

<file path=Object 3/content.xml><?xml version="1.0" encoding="utf-8"?>
<math xmlns="http://www.w3.org/1998/Math/MathML">
  <semantics>
    <mrow>
      <mrow>
        <mi>G</mi>
        <mo stretchy="false">=</mo>
        <mrow>
          <mo stretchy="false">(</mo>
          <mrow>
            <mi>V</mi>
            <mi>,</mi>
            <mi>E</mi>
          </mrow>
          <mo stretchy="false">)</mo>
        </mrow>
      </mrow>
    </mrow>
    <annotation encoding="StarMath 5.0">G=(V, E)</annotation>
  </semantics>
</math>
</file>

<file path=Object 30/content.xml><?xml version="1.0" encoding="utf-8"?>
<math xmlns="http://www.w3.org/1998/Math/MathML">
  <semantics>
    <mrow>
      <mi>d</mi>
      <mrow>
        <mo stretchy="false">(</mo>
        <mrow>
          <msub>
            <mi>v</mi>
            <mn>1</mn>
          </msub>
        </mrow>
        <mo stretchy="false">)</mo>
      </mrow>
    </mrow>
    <annotation encoding="StarMath 5.0">d(v_1)</annotation>
  </semantics>
</math>
</file>

<file path=Object 31/content.xml><?xml version="1.0" encoding="utf-8"?>
<math xmlns="http://www.w3.org/1998/Math/MathML">
  <semantics>
    <mrow>
      <mrow>
        <mo stretchy="false">∑</mo>
        <mi>d</mi>
      </mrow>
      <mrow>
        <mrow>
          <mo stretchy="false">(</mo>
          <mrow>
            <mi>v</mi>
          </mrow>
          <mo stretchy="false">)</mo>
        </mrow>
        <mo stretchy="false">=</mo>
        <mi>k</mi>
      </mrow>
      <mrow>
        <mo stretchy="false">∣</mo>
        <mrow>
          <mi>V</mi>
        </mrow>
        <mo stretchy="false">∣</mo>
      </mrow>
    </mrow>
    <annotation encoding="StarMath 5.0">sum d(v)= k lline V rline</annotation>
  </semantics>
</math>
</file>

<file path=Object 32/content.xml><?xml version="1.0" encoding="utf-8"?>
<math xmlns="http://www.w3.org/1998/Math/MathML">
  <semantics>
    <mrow>
      <mrow>
        <mo stretchy="false">∑</mo>
        <mi>d</mi>
      </mrow>
      <mrow>
        <mrow>
          <mo stretchy="false">(</mo>
          <mrow>
            <mi>v</mi>
          </mrow>
          <mo stretchy="false">)</mo>
        </mrow>
        <mo stretchy="false">=</mo>
        <mn>2</mn>
      </mrow>
      <mrow>
        <mo stretchy="false">∣</mo>
        <mrow>
          <mi>E</mi>
        </mrow>
        <mo stretchy="false">∣</mo>
      </mrow>
    </mrow>
    <annotation encoding="StarMath 5.0">sum d(v)= 2 lline E rline</annotation>
  </semantics>
</math>
</file>

<file path=Object 33/content.xml><?xml version="1.0" encoding="utf-8"?>
<math xmlns="http://www.w3.org/1998/Math/MathML">
  <semantics>
    <mrow>
      <mi>G</mi>
      <mrow>
        <mi>'</mi>
        <mo stretchy="false">=</mo>
        <mrow>
          <mo stretchy="false">(</mo>
          <mrow>
            <mi>V</mi>
            <mi>'</mi>
            <mi>,</mi>
            <mi>E</mi>
            <mi>'</mi>
          </mrow>
          <mo stretchy="false">)</mo>
        </mrow>
      </mrow>
    </mrow>
    <annotation encoding="StarMath 5.0">G'=(V', E')</annotation>
  </semantics>
</math>
</file>

<file path=Object 34/content.xml><?xml version="1.0" encoding="utf-8"?>
<math xmlns="http://www.w3.org/1998/Math/MathML">
  <semantics>
    <mrow>
      <msup>
        <mi>d</mi>
        <mrow>
          <mo stretchy="false">−</mo>
          <mi>.</mi>
        </mrow>
      </msup>
      <mrow>
        <mo stretchy="false">(</mo>
        <mrow>
          <mi>v</mi>
        </mrow>
        <mo stretchy="false">)</mo>
      </mrow>
    </mrow>
    <annotation encoding="StarMath 5.0">d^-.(v)</annotation>
  </semantics>
</math>
</file>

<file path=Object 35/content.xml><?xml version="1.0" encoding="utf-8"?>
<math xmlns="http://www.w3.org/1998/Math/MathML">
  <semantics>
    <mrow>
      <msup>
        <mi>d</mi>
        <mrow>
          <mo stretchy="false">−</mo>
          <mi>.</mi>
        </mrow>
      </msup>
      <mrow>
        <mrow>
          <mo stretchy="false">(</mo>
          <mrow>
            <mi>v</mi>
          </mrow>
          <mo stretchy="false">)</mo>
        </mrow>
        <mo stretchy="false">=</mo>
        <mn>0</mn>
      </mrow>
    </mrow>
    <annotation encoding="StarMath 5.0">d^-.(v)=0</annotation>
  </semantics>
</math>
</file>

<file path=Object 36/content.xml><?xml version="1.0" encoding="utf-8"?>
<math xmlns="http://www.w3.org/1998/Math/MathML">
  <semantics>
    <mrow>
      <msup>
        <mi>d</mi>
        <mrow>
          <mo stretchy="false">+</mo>
          <mi>.</mi>
        </mrow>
      </msup>
      <mrow>
        <mrow>
          <mo stretchy="false">(</mo>
          <mrow>
            <mi>v</mi>
          </mrow>
          <mo stretchy="false">)</mo>
        </mrow>
        <mo stretchy="false">=</mo>
        <mn>0</mn>
      </mrow>
    </mrow>
    <annotation encoding="StarMath 5.0">d^+.(v)=0</annotation>
  </semantics>
</math>
</file>

<file path=Object 37/content.xml><?xml version="1.0" encoding="utf-8"?>
<math xmlns="http://www.w3.org/1998/Math/MathML">
  <semantics>
    <mrow>
      <msup>
        <mi>d</mi>
        <mrow>
          <mo stretchy="false">+</mo>
          <mi>.</mi>
        </mrow>
      </msup>
      <mrow>
        <mo stretchy="false">(</mo>
        <mrow>
          <mi>v</mi>
        </mrow>
        <mo stretchy="false">)</mo>
      </mrow>
    </mrow>
    <annotation encoding="StarMath 5.0">d^+.(v)</annotation>
  </semantics>
</math>
</file>

<file path=Object 38/content.xml><?xml version="1.0" encoding="utf-8"?>
<math xmlns="http://www.w3.org/1998/Math/MathML">
  <semantics>
    <mrow>
      <mrow>
        <mi>G</mi>
        <mo stretchy="false">=</mo>
        <mrow>
          <mo stretchy="false">(</mo>
          <mrow>
            <mi>V</mi>
            <mi>,</mi>
            <mi>E</mi>
          </mrow>
          <mo stretchy="false">)</mo>
        </mrow>
      </mrow>
    </mrow>
    <annotation encoding="StarMath 5.0">G=(V, E)</annotation>
  </semantics>
</math>
</file>

<file path=Object 39/content.xml><?xml version="1.0" encoding="utf-8"?>
<math xmlns="http://www.w3.org/1998/Math/MathML">
  <semantics>
    <mrow>
      <mi>V</mi>
      <mrow>
        <mi>'</mi>
        <mo stretchy="false">⊂</mo>
        <mi>V</mi>
      </mrow>
    </mrow>
    <annotation encoding="StarMath 5.0">V' subset V</annotation>
  </semantics>
</math>
</file>

<file path=Object 4/content.xml><?xml version="1.0" encoding="utf-8"?>
<math xmlns="http://www.w3.org/1998/Math/MathML">
  <semantics>
    <mrow>
      <mrow>
        <mo stretchy="false">∣</mo>
        <mrow>
          <mi>V</mi>
        </mrow>
        <mo stretchy="false">∣</mo>
      </mrow>
    </mrow>
    <annotation encoding="StarMath 5.0">lline V rline</annotation>
  </semantics>
</math>
</file>

<file path=Object 40/content.xml><?xml version="1.0" encoding="utf-8"?>
<math xmlns="http://www.w3.org/1998/Math/MathML">
  <semantics>
    <mrow>
      <mi>E</mi>
      <mrow>
        <mi>'</mi>
        <mo stretchy="false">⊂</mo>
        <mi>E</mi>
      </mrow>
    </mrow>
    <annotation encoding="StarMath 5.0">E' subset E</annotation>
  </semantics>
</math>
</file>

<file path=Object 41/content.xml><?xml version="1.0" encoding="utf-8"?>
<math xmlns="http://www.w3.org/1998/Math/MathML">
  <semantics>
    <mrow>
      <mrow>
        <mi>u</mi>
        <mo stretchy="false">∈</mo>
        <mi>V</mi>
      </mrow>
      <mrow>
        <mo stretchy="false">[</mo>
        <mrow>
          <mi>G</mi>
        </mrow>
        <mo stretchy="false">]</mo>
      </mrow>
    </mrow>
    <annotation encoding="StarMath 5.0">u in V[G]</annotation>
  </semantics>
</math>
</file>

<file path=Object 42/content.xml><?xml version="1.0" encoding="utf-8"?>
<math xmlns="http://www.w3.org/1998/Math/MathML">
  <semantics>
    <mrow>
      <mo stretchy="false">(</mo>
      <mrow>
        <mi>v</mi>
        <mo stretchy="false">=</mo>
        <mo stretchy="false">)</mo>
      </mrow>
      <msub>
        <mi>v</mi>
        <mn>0</mn>
      </msub>
      <msub>
        <mi>e</mi>
        <mn>1</mn>
      </msub>
      <msub>
        <mi>v</mi>
        <mn>1</mn>
      </msub>
      <mn>...</mn>
      <mrow>
        <msub>
          <mi>v</mi>
          <mi>n</mi>
        </msub>
        <mo stretchy="false">−</mo>
        <mn>1</mn>
      </mrow>
      <msub>
        <mi>e</mi>
        <mi>n</mi>
      </msub>
      <msub>
        <mi>v</mi>
        <mi>n</mi>
      </msub>
      <mrow>
        <mo stretchy="false">(</mo>
        <mo stretchy="false">=</mo>
        <mi>w</mi>
      </mrow>
      <mo stretchy="false">)</mo>
    </mrow>
    <annotation encoding="StarMath 5.0">\(v=\)v_0 e_1 v_1 ...v_n-1 e_n v_n\(=w\)</annotation>
  </semantics>
</math>
</file>

<file path=Object 43/content.xml><?xml version="1.0" encoding="utf-8"?>
<math xmlns="http://www.w3.org/1998/Math/MathML">
  <semantics>
    <mrow>
      <mrow>
        <msub>
          <mi>v</mi>
          <mn>0</mn>
        </msub>
        <mo stretchy="false">=</mo>
        <msub>
          <mi>v</mi>
          <mi>n</mi>
        </msub>
      </mrow>
    </mrow>
    <annotation encoding="StarMath 5.0">v_0=v_n</annotation>
  </semantics>
</math>
</file>

<file path=Object 44/content.xml><?xml version="1.0" encoding="utf-8"?>
<math xmlns="http://www.w3.org/1998/Math/MathML">
  <semantics>
    <mrow>
      <mi>u</mi>
    </mrow>
    <annotation encoding="StarMath 5.0">u</annotation>
  </semantics>
</math>
</file>

<file path=Object 45/content.xml><?xml version="1.0" encoding="utf-8"?>
<math xmlns="http://www.w3.org/1998/Math/MathML">
  <semantics>
    <mrow>
      <mi>O</mi>
      <mrow>
        <mo stretchy="false">(</mo>
        <mrow>
          <mrow>
            <mi>V</mi>
            <mo stretchy="false">+</mo>
            <mi>E</mi>
          </mrow>
        </mrow>
        <mo stretchy="false">)</mo>
      </mrow>
    </mrow>
    <annotation encoding="StarMath 5.0">O(V+E)</annotation>
  </semantics>
</math>
</file>

<file path=Object 46/content.xml><?xml version="1.0" encoding="utf-8"?>
<math xmlns="http://www.w3.org/1998/Math/MathML">
  <semantics>
    <mrow>
      <mrow>
        <mi>S</mi>
        <mo stretchy="false">∈</mo>
        <mi>V</mi>
      </mrow>
    </mrow>
    <annotation encoding="StarMath 5.0">S in V</annotation>
  </semantics>
</math>
</file>

<file path=Object 47/content.xml><?xml version="1.0" encoding="utf-8"?>
<math xmlns="http://www.w3.org/1998/Math/MathML">
  <semantics>
    <mrow>
      <mi>O</mi>
      <mrow>
        <mo stretchy="false">(</mo>
        <mrow>
          <mi mathvariant="italic">VE</mi>
        </mrow>
        <mo stretchy="false">)</mo>
      </mrow>
    </mrow>
    <annotation encoding="StarMath 5.0">O(VE)</annotation>
  </semantics>
</math>
</file>

<file path=Object 48/content.xml><?xml version="1.0" encoding="utf-8"?>
<math xmlns="http://www.w3.org/1998/Math/MathML">
  <semantics>
    <mrow>
      <mrow>
        <mi>T</mi>
        <mo stretchy="false">=</mo>
        <msup>
          <mi>S</mi>
          <mi>c</mi>
        </msup>
      </mrow>
    </mrow>
    <annotation encoding="StarMath 5.0">T = S^c</annotation>
  </semantics>
</math>
</file>

<file path=Object 49/content.xml><?xml version="1.0" encoding="utf-8"?>
<math xmlns="http://www.w3.org/1998/Math/MathML">
  <semantics>
    <mrow>
      <mrow>
        <mi>T</mi>
        <mo stretchy="false">=</mo>
        <mrow>
          <mfrac>
            <mi>S</mi>
            <msub>
              <mi>T</mi>
              <mi>t</mi>
            </msub>
          </mfrac>
          <mo stretchy="false">+</mo>
          <mi>E</mi>
        </mrow>
      </mrow>
      <mrow>
        <mo stretchy="false">(</mo>
        <mrow>
          <mrow>
            <msub>
              <mi>L</mi>
              <mi>s</mi>
            </msub>
            <mo stretchy="false">+</mo>
            <msub>
              <mi>L</mi>
              <mi>r</mi>
            </msub>
          </mrow>
        </mrow>
        <mo stretchy="false">)</mo>
      </mrow>
    </mrow>
    <annotation encoding="StarMath 5.0">T = S over T_t + E (L_s + L_r)</annotation>
  </semantics>
</math>
</file>

<file path=Object 5/content.xml><?xml version="1.0" encoding="utf-8"?>
<math xmlns="http://www.w3.org/1998/Math/MathML">
  <semantics>
    <mrow>
      <mi>G</mi>
    </mrow>
    <annotation encoding="StarMath 5.0">G</annotation>
  </semantics>
</math>
</file>

<file path=Object 50/content.xml><?xml version="1.0" encoding="utf-8"?>
<math xmlns="http://www.w3.org/1998/Math/MathML">
  <semantics>
    <mrow>
      <mi>S</mi>
    </mrow>
    <annotation encoding="StarMath 5.0">S</annotation>
  </semantics>
</math>
</file>

<file path=Object 51/content.xml><?xml version="1.0" encoding="utf-8"?>
<math xmlns="http://www.w3.org/1998/Math/MathML">
  <semantics>
    <mrow>
      <mi>E</mi>
    </mrow>
    <annotation encoding="StarMath 5.0">E</annotation>
  </semantics>
</math>
</file>

<file path=Object 52/content.xml><?xml version="1.0" encoding="utf-8"?>
<math xmlns="http://www.w3.org/1998/Math/MathML">
  <semantics>
    <mrow>
      <msub>
        <mi>T</mi>
        <mi>t</mi>
      </msub>
    </mrow>
    <annotation encoding="StarMath 5.0">T_t</annotation>
  </semantics>
</math>
</file>

<file path=Object 53/content.xml><?xml version="1.0" encoding="utf-8"?>
<math xmlns="http://www.w3.org/1998/Math/MathML">
  <semantics>
    <mrow>
      <msub>
        <mi>L</mi>
        <mi>s</mi>
      </msub>
    </mrow>
    <annotation encoding="StarMath 5.0">L_s</annotation>
  </semantics>
</math>
</file>

<file path=Object 54/content.xml><?xml version="1.0" encoding="utf-8"?>
<math xmlns="http://www.w3.org/1998/Math/MathML">
  <semantics>
    <mrow>
      <msub>
        <mi>L</mi>
        <mi>r</mi>
      </msub>
    </mrow>
    <annotation encoding="StarMath 5.0">L_r</annotation>
  </semantics>
</math>
</file>

<file path=Object 55/content.xml><?xml version="1.0" encoding="utf-8"?>
<math xmlns="http://www.w3.org/1998/Math/MathML">
  <semantics>
    <mrow>
      <mi>T</mi>
    </mrow>
    <annotation encoding="StarMath 5.0">T</annotation>
  </semantics>
</math>
</file>

<file path=Object 56/content.xml><?xml version="1.0" encoding="utf-8"?>
<math xmlns="http://www.w3.org/1998/Math/MathML">
  <semantics>
    <mrow>
      <mi>O</mi>
      <mrow>
        <mo stretchy="false">(</mo>
        <mrow>
          <msup>
            <mi>n</mi>
            <mn>2</mn>
          </msup>
        </mrow>
        <mo stretchy="false">)</mo>
      </mrow>
    </mrow>
    <annotation encoding="StarMath 5.0">O(n^2)</annotation>
  </semantics>
</math>
</file>

<file path=Object 57/content.xml><?xml version="1.0" encoding="utf-8"?>
<math xmlns="http://www.w3.org/1998/Math/MathML">
  <semantics>
    <mrow>
      <mi>O</mi>
      <mrow>
        <mo stretchy="false">(</mo>
        <mrow>
          <mi>n</mi>
        </mrow>
        <mo stretchy="false">)</mo>
      </mrow>
    </mrow>
    <annotation encoding="StarMath 5.0">O(n)</annotation>
  </semantics>
</math>
</file>

<file path=Object 58/content.xml><?xml version="1.0" encoding="utf-8"?>
<math xmlns="http://www.w3.org/1998/Math/MathML">
  <semantics>
    <mrow>
      <mi>h</mi>
      <mi mathvariant="normal">:</mi>
      <mi>C</mi>
      <mo stretchy="false">→</mo>
      <mi>I</mi>
    </mrow>
    <annotation encoding="StarMath 5.0">h: C rightarrow I</annotation>
  </semantics>
</math>
</file>

<file path=Object 59/content.xml><?xml version="1.0" encoding="utf-8"?>
<math xmlns="http://www.w3.org/1998/Math/MathML">
  <semantics>
    <mrow>
      <msub>
        <mi>T</mi>
        <mi>s</mi>
      </msub>
    </mrow>
    <annotation encoding="StarMath 5.0">T_s</annotation>
  </semantics>
</math>
</file>

<file path=Object 6/content.xml><?xml version="1.0" encoding="utf-8"?>
<math xmlns="http://www.w3.org/1998/Math/MathML">
  <semantics>
    <mrow>
      <mrow>
        <mi>G</mi>
        <mo stretchy="false">=</mo>
        <mrow>
          <mo stretchy="false">(</mo>
          <mrow>
            <mi>V</mi>
            <mi>,</mi>
            <mi>E</mi>
          </mrow>
          <mo stretchy="false">)</mo>
        </mrow>
      </mrow>
    </mrow>
    <annotation encoding="StarMath 5.0">G=(V, E)</annotation>
  </semantics>
</math>
</file>

<file path=Object 60/content.xml><?xml version="1.0" encoding="utf-8"?>
<math xmlns="http://www.w3.org/1998/Math/MathML">
  <semantics>
    <mrow>
      <mi>O</mi>
      <mrow>
        <mo stretchy="false">(</mo>
        <mrow>
          <mn>1</mn>
        </mrow>
        <mo stretchy="false">)</mo>
      </mrow>
    </mrow>
    <annotation encoding="StarMath 5.0">O(1)</annotation>
  </semantics>
</math>
</file>

<file path=Object 61/content.xml><?xml version="1.0" encoding="utf-8"?>
<math xmlns="http://www.w3.org/1998/Math/MathML">
  <semantics>
    <mrow>
      <mi>P</mi>
      <mrow>
        <mrow>
          <mo stretchy="false">(</mo>
          <mrow>
            <mi>i</mi>
          </mrow>
          <mo stretchy="false">)</mo>
        </mrow>
        <mo stretchy="false">=</mo>
        <mfrac>
          <mn>1</mn>
          <mi>T</mi>
        </mfrac>
      </mrow>
    </mrow>
    <annotation encoding="StarMath 5.0">P(i)=1 over T</annotation>
  </semantics>
</math>
</file>

<file path=Object 62/content.xml><?xml version="1.0" encoding="utf-8"?>
<math xmlns="http://www.w3.org/1998/Math/MathML">
  <semantics>
    <mrow>
      <mi>h</mi>
      <mrow>
        <mrow>
          <mo stretchy="false">(</mo>
          <mrow>
            <mi>c</mi>
          </mrow>
          <mo stretchy="false">)</mo>
        </mrow>
        <mo stretchy="false">=</mo>
        <mi>i</mi>
      </mrow>
    </mrow>
    <annotation encoding="StarMath 5.0">h(c) = i</annotation>
  </semantics>
</math>
</file>

<file path=Object 63/content.xml><?xml version="1.0" encoding="utf-8"?>
<math xmlns="http://www.w3.org/1998/Math/MathML">
  <semantics>
    <mrow>
      <mi>c</mi>
    </mrow>
    <annotation encoding="StarMath 5.0">c</annotation>
  </semantics>
</math>
</file>

<file path=Object 64/content.xml><?xml version="1.0" encoding="utf-8"?>
<math xmlns="http://www.w3.org/1998/Math/MathML">
  <semantics>
    <mrow>
      <mrow>
        <mi>c</mi>
        <mo stretchy="false">∈</mo>
        <mi>C</mi>
      </mrow>
    </mrow>
    <annotation encoding="StarMath 5.0">c in C</annotation>
  </semantics>
</math>
</file>

<file path=Object 65/content.xml><?xml version="1.0" encoding="utf-8"?>
<math xmlns="http://www.w3.org/1998/Math/MathML">
  <semantics>
    <mrow>
      <mi mathvariant="italic">rh</mi>
      <mrow>
        <mrow>
          <mo stretchy="false">(</mo>
          <mrow>
            <mi>c</mi>
            <mi>,</mi>
            <mi>j</mi>
          </mrow>
          <mo stretchy="false">)</mo>
        </mrow>
        <mo stretchy="false">=</mo>
        <mrow>
          <mo stretchy="false">(</mo>
          <mrow>
            <mi>h</mi>
            <mrow>
              <mrow>
                <mo stretchy="false">(</mo>
                <mrow>
                  <mi>c</mi>
                </mrow>
                <mo stretchy="false">)</mo>
              </mrow>
              <mo stretchy="false">+</mo>
              <msqrt>
                <mrow>
                  <mi>j</mi>
                </mrow>
              </msqrt>
            </mrow>
          </mrow>
          <mo stretchy="false">)</mo>
        </mrow>
      </mrow>
      <mo stretchy="false">%</mo>
    </mrow>
    <annotation encoding="StarMath 5.0">rh(c,j)=(h(c)+sqrt{j})%T</annotation>
  </semantics>
</math>
</file>

<file path=Object 66/content.xml><?xml version="1.0" encoding="utf-8"?>
<math xmlns="http://www.w3.org/1998/Math/MathML">
  <semantics>
    <mrow>
      <mi mathvariant="italic">rh</mi>
      <mrow>
        <mrow>
          <mo stretchy="false">(</mo>
          <mrow>
            <mi>i</mi>
          </mrow>
          <mo stretchy="false">)</mo>
        </mrow>
        <mo stretchy="false">=</mo>
        <mrow>
          <mo stretchy="false">(</mo>
          <mrow>
            <mrow>
              <mi>k</mi>
              <mo stretchy="false">+</mo>
              <mi>e</mi>
            </mrow>
          </mrow>
          <mo stretchy="false">)</mo>
        </mrow>
      </mrow>
      <mo stretchy="false">%</mo>
    </mrow>
    <annotation encoding="StarMath 5.0">rh(i)=(k+e)%T</annotation>
  </semantics>
</math>
</file>

<file path=Object 67/content.xml><?xml version="1.0" encoding="utf-8"?>
<math xmlns="http://www.w3.org/1998/Math/MathML">
  <semantics>
    <mrow>
      <mi>i</mi>
    </mrow>
    <annotation encoding="StarMath 5.0">i</annotation>
  </semantics>
</math>
</file>

<file path=Object 68/content.xml><?xml version="1.0" encoding="utf-8"?>
<math xmlns="http://www.w3.org/1998/Math/MathML">
  <semantics>
    <mrow>
      <mrow>
        <mi>i</mi>
        <mo stretchy="false">∈</mo>
        <mi>I</mi>
      </mrow>
    </mrow>
    <annotation encoding="StarMath 5.0">i in I</annotation>
  </semantics>
</math>
</file>

<file path=Object 69/content.xml><?xml version="1.0" encoding="utf-8"?>
<math xmlns="http://www.w3.org/1998/Math/MathML">
  <semantics>
    <mrow>
      <mrow>
        <msub>
          <mi>L</mi>
          <mi>f</mi>
        </msub>
        <mo stretchy="false">=</mo>
        <mfrac>
          <mi>m</mi>
          <msub>
            <mi>T</mi>
            <mi>s</mi>
          </msub>
        </mfrac>
      </mrow>
    </mrow>
    <annotation encoding="StarMath 5.0">L_f=m over T_s</annotation>
  </semantics>
</math>
</file>

<file path=Object 7/content.xml><?xml version="1.0" encoding="utf-8"?>
<math xmlns="http://www.w3.org/1998/Math/MathML">
  <semantics>
    <mrow>
      <mrow>
        <mi>V</mi>
        <mo stretchy="false">=</mo>
        <mfenced open="{" close="}">
          <mrow>
            <msub>
              <mi>v</mi>
              <mn>1,</mn>
            </msub>
            <msub>
              <mi>v</mi>
              <mn>2,</mn>
            </msub>
            <mn>...</mn>
            <msub>
              <mi>v</mi>
              <mi>n</mi>
            </msub>
          </mrow>
        </mfenced>
      </mrow>
    </mrow>
    <annotation encoding="StarMath 5.0">V=left lbrace v_1, v_2, ...v_n right rbrace</annotation>
  </semantics>
</math>
</file>

<file path=Object 70/content.xml><?xml version="1.0" encoding="utf-8"?>
<math xmlns="http://www.w3.org/1998/Math/MathML">
  <semantics>
    <mrow>
      <mrow>
        <msub>
          <mi>P</mi>
          <mi>s</mi>
        </msub>
        <mo stretchy="false">=</mo>
        <mfrac>
          <mrow>
            <mo stretchy="false">(</mo>
            <mrow>
              <mrow>
                <mn>2</mn>
                <mo stretchy="false">−</mo>
                <msub>
                  <mi>L</mi>
                  <mi>f</mi>
                </msub>
              </mrow>
            </mrow>
            <mo stretchy="false">)</mo>
          </mrow>
          <mrow>
            <mo stretchy="false">(</mo>
            <mrow>
              <mn>2</mn>
              <mrow>
                <mo stretchy="false">(</mo>
                <mrow>
                  <mrow>
                    <mn>1</mn>
                    <mo stretchy="false">−</mo>
                    <msub>
                      <mi>L</mi>
                      <mi>f</mi>
                    </msub>
                  </mrow>
                </mrow>
                <mo stretchy="false">)</mo>
              </mrow>
            </mrow>
            <mo stretchy="false">)</mo>
          </mrow>
        </mfrac>
      </mrow>
    </mrow>
    <annotation encoding="StarMath 5.0">P_s=(2-L_f) over (2(1-L_f))</annotation>
  </semantics>
</math>
</file>

<file path=Object 71/content.xml><?xml version="1.0" encoding="utf-8"?>
<math xmlns="http://www.w3.org/1998/Math/MathML">
  <semantics>
    <mrow>
      <mrow>
        <msub>
          <mi>P</mi>
          <mi>f</mi>
        </msub>
        <mo stretchy="false">=</mo>
        <mrow>
          <mrow>
            <mo stretchy="false">(</mo>
            <mrow>
              <mfrac>
                <mn>1</mn>
                <msup>
                  <mrow>
                    <mo stretchy="false">(</mo>
                    <mrow>
                      <mrow>
                        <mn>1</mn>
                        <mo stretchy="false">−</mo>
                        <msub>
                          <mi>L</mi>
                          <mi>f</mi>
                        </msub>
                      </mrow>
                    </mrow>
                    <mo stretchy="false">)</mo>
                  </mrow>
                  <mn>2</mn>
                </msup>
              </mfrac>
            </mrow>
            <mo stretchy="false">)</mo>
          </mrow>
          <mo stretchy="false">+</mo>
          <mrow>
            <mo stretchy="false">(</mo>
            <mrow>
              <mfrac>
                <mn>1</mn>
                <mn>2</mn>
              </mfrac>
            </mrow>
            <mo stretchy="false">)</mo>
          </mrow>
        </mrow>
      </mrow>
    </mrow>
    <annotation encoding="StarMath 5.0">P_f=(1 over (1-L_f)^2)+(1 over 2)</annotation>
  </semantics>
</math>
</file>

<file path=Object 72/content.xml><?xml version="1.0" encoding="utf-8"?>
<math xmlns="http://www.w3.org/1998/Math/MathML">
  <semantics>
    <mrow>
      <mi>h</mi>
      <mrow>
        <mrow>
          <mo stretchy="false">(</mo>
          <mrow>
            <mi>k</mi>
          </mrow>
          <mo stretchy="false">)</mo>
        </mrow>
        <mo stretchy="false">&lt;</mo>
        <mi>k</mi>
      </mrow>
    </mrow>
    <annotation encoding="StarMath 5.0">h(k)&lt;k</annotation>
  </semantics>
</math>
</file>

<file path=Object 8/content.xml><?xml version="1.0" encoding="utf-8"?>
<math xmlns="http://www.w3.org/1998/Math/MathML">
  <semantics>
    <mrow>
      <mrow>
        <mrow>
          <mo stretchy="false">∣</mo>
          <mrow>
            <mi>V</mi>
          </mrow>
          <mo stretchy="false">∣</mo>
        </mrow>
        <mo stretchy="false">=</mo>
        <mi>n</mi>
      </mrow>
    </mrow>
    <annotation encoding="StarMath 5.0">lline V rline = n</annotation>
  </semantics>
</math>
</file>

<file path=Object 9/content.xml><?xml version="1.0" encoding="utf-8"?>
<math xmlns="http://www.w3.org/1998/Math/MathML">
  <semantics>
    <mrow>
      <mrow>
        <mo stretchy="false">∣</mo>
        <mrow>
          <mi>E</mi>
        </mrow>
        <mo stretchy="false">∣</mo>
      </mrow>
    </mrow>
    <annotation encoding="StarMath 5.0">lline E rline</annotation>
  </semantics>
</math>
</file>